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ffffff" draw:stroke="none" fo:margin="1.000000000000000pt" style:wrap="biggest" style:wrap-dynamic-threshold="0.000000000000000pt" svg:fill-rule="evenodd"/>
    </style:style>
    <style:style style:name="gr3" style:family="graphic">
      <style:graphic-properties draw:fill="solid" draw:fill-color="#3d25ca" draw:stroke="none" fo:margin="1.000000000000000pt" style:wrap="biggest" style:wrap-dynamic-threshold="0.000000000000000pt" svg:fill-rule="evenodd"/>
    </style:style>
    <style:style style:name="gr4" style:family="graphic">
      <style:graphic-properties draw:fill="solid" draw:fill-color="#d60000" draw:stroke="none" fo:margin="1.000000000000000pt" style:wrap="biggest" style:wrap-dynamic-threshold="0.000000000000000pt" svg:fill-rule="evenodd"/>
    </style:style>
    <style:style style:name="gr5" style:family="graphic">
      <style:graphic-properties draw:fill="solid" draw:fill-color="#ffffff" draw:stroke="solid" draw:stroke-linejoin="miter" fo:margin="1.000000000000000pt" style:wrap="biggest" style:wrap-dynamic-threshold="0.000000000000000pt" svg:fill-rule="evenodd" svg:stroke-color="#000000" svg:stroke-opacity="1" svg:stroke-width="10.000000000000000pt"/>
    </style:style>
    <style:style style:name="gr6" style:family="graphic">
      <style:graphic-properties draw:fill="solid" draw:fill-color="#006700" draw:stroke="solid" draw:stroke-linejoin="miter" fo:margin="1.000000000000000pt" style:wrap="biggest" style:wrap-dynamic-threshold="0.000000000000000pt" svg:fill-rule="evenodd" svg:stroke-color="#000000" svg:stroke-opacity="1" svg:stroke-width="2.042543984000000pt"/>
    </style:style>
    <style:style style:name="gr7" style:family="graphic">
      <style:graphic-properties draw:fill="solid" draw:fill-color="#3d25ca" draw:stroke="solid" draw:stroke-linejoin="miter" fo:margin="1.000000000000000pt" style:wrap="biggest" style:wrap-dynamic-threshold="0.000000000000000pt" svg:fill-rule="evenodd" svg:stroke-color="#000000" svg:stroke-opacity="1" svg:stroke-width="2.042543984000000pt"/>
    </style:style>
    <style:style style:name="gr8" style:family="graphic">
      <style:graphic-properties draw:fill="solid" draw:fill-color="#ffd900" draw:stroke="solid" draw:stroke-linejoin="miter" fo:margin="1.000000000000000pt" style:wrap="biggest" style:wrap-dynamic-threshold="0.000000000000000pt" svg:fill-rule="evenodd" svg:stroke-color="#000000" svg:stroke-opacity="1" svg:stroke-width="2.042543984000000pt"/>
    </style:style>
    <style:style style:name="gr9" style:family="graphic">
      <style:graphic-properties draw:fill="none" draw:stroke="solid" draw:stroke-linejoin="miter" fo:margin="1.000000000000000pt" style:wrap="biggest" style:wrap-dynamic-threshold="0.000000000000000pt" svg:fill-rule="nonzero" svg:stroke-color="#000000" svg:stroke-opacity="1" svg:stroke-width="2.042543984000000pt"/>
    </style:style>
    <style:style style:name="gr10" style:family="graphic">
      <style:graphic-properties draw:fill="solid" draw:fill-color="#d60000" draw:stroke="solid" draw:stroke-linejoin="miter" fo:margin="1.000000000000000pt" style:wrap="biggest" style:wrap-dynamic-threshold="0.000000000000000pt" svg:fill-rule="evenodd" svg:stroke-color="#000000" svg:stroke-opacity="1" svg:stroke-width="1.000000000000000pt"/>
    </style:style>
    <style:style style:name="gr11" style:family="graphic">
      <style:graphic-properties draw:fill="solid" draw:fill-color="#ffe600" draw:stroke="none" fo:margin="1.000000000000000pt" style:wrap="biggest" style:wrap-dynamic-threshold="0.000000000000000pt" svg:fill-rule="nonzero"/>
    </style:style>
    <style:style style:name="dp2" style:family="drawing-page"/>
  </office:automatic-styles>
  <office:body>
    <office:drawing>
      <draw:page draw:name="page1" draw:id="page1" draw:master-page-name="Default1" draw:style-name="dp2">
        <draw:layer-set>
          <draw:layer draw:name="g2262"/>
          <draw:layer draw:name="g2055"/>
        </draw:layer-set>
        <draw:g draw:style-name="gr1" draw:id="shape1" svg:y="0.00000000000pt">
          <draw:rect draw:style-name="gr2" draw:id="shape2" draw:name="rect2259" draw:layer="g2055" svg:width="793.70078400000pt" svg:height="130.39370400000pt" draw:transform="matrix(0.25198411000 0.00000000000 0.00000000000 0.25198411000 0.00000000000pt 33.57143113247pt)"/>
          <draw:rect draw:style-name="gr3" draw:id="shape3" draw:name="rect2260" draw:layer="g2055" svg:width="793.70078400000pt" svg:height="133.22834400000pt" draw:transform="matrix(0.25198411000 0.00000000000 0.00000000000 0.25198411000 0.00000000000pt 66.42857460039pt)"/>
          <draw:rect draw:style-name="gr4" draw:id="shape4" draw:name="rect2261" draw:layer="g2055" svg:width="793.70078400000pt" svg:height="133.22834400000pt" draw:transform="matrix(0.25198411000 0.00000000000 0.00000000000 0.25198411000 0.00000000000pt 0.00000000000pt)"/>
          <draw:path draw:style-name="gr5" draw:id="shape5" draw:name="path2054" draw:layer="g2055" svg:width="561.79672187166pt" svg:height="557.26192337998pt" draw:transform="matrix(0.04580404914 0.00000000000 0.00000000000 0.04611354015 87.14286202276pt 37.14283854912pt)" svg:viewBox="0 0 562 557" svg:d="M561.797 278.63C561.797 432.515 436.034 557.262 280.898 557.262C125.762 557.262 2.27535e-14 432.515 0 278.63C-1.70651e-14 124.747 125.762 2.27224e-14 280.898 0C436.034 -4.54446e-14 561.797 124.747 561.797 278.63Z" koffice:nodeTypes="ccccc"/>
          <draw:g draw:style-name="gr1" draw:id="shape6" draw:name="g1766" svg:y="43.41014059944pt">
            <draw:g draw:style-name="gr1" draw:id="shape7" draw:name="g842" svg:y="0.25447502591pt">
              <draw:path draw:style-name="gr6" draw:id="shape8" draw:name="path774" draw:layer="g2055" svg:width="400.44780231586pt" svg:height="768.72877930608pt" draw:transform="matrix(0.01611625546 0.00368459211 -0.00401506274 0.01673784574 100.81995087306pt 43.81011740417pt)" svg:viewBox="0 0 400 769" svg:d="M56.5484 0C56.5484 0 376.987 56.506 388.297 316.436C399.607 576.365 237.503 610.27 180.954 651.707C124.407 693.146 90.477 742.115 64.0879 742.115C37.6987 742.115 0 730.813 0 730.813C0 730.813 7.54022 772.254 60.3178 768.487C113.096 764.719 162.105 678.078 192.264 663.009C222.422 647.94 414.686 583.9 399.607 320.204C388.297 37.671 60.3178 7.53387 56.5484 0Z" koffice:nodeTypes="ccccccccc"/>
              <draw:g draw:style-name="gr1" draw:id="shape9" draw:name="g782" svg:y="0.63524770792pt">
                <draw:path draw:style-name="gr6" draw:id="shape10" draw:name="path780" draw:layer="g2055" svg:width="41.89562488032pt" svg:height="173.73106581311pt" draw:transform="matrix(0.00784133752 -0.00060139249 0.00192910121 0.00756799830 103.73105771028pt 44.32264623855pt)" svg:viewBox="0 0 42 174" svg:d="M41.8956 86.8656C41.8989 134.836 32.5193 173.731 20.9478 173.731C9.37638 173.731 -0.00321449 134.836 8.2641e-07 86.8656C-0.00321449 38.895 9.37638 0 20.9478 0C32.5193 0 41.8989 38.895 41.8956 86.8656Z" koffice:nodeTypes="ccccc"/>
                <draw:path draw:style-name="gr6" draw:id="shape11" draw:name="path778" draw:layer="g2055" svg:width="41.89562488032pt" svg:height="173.73106581311pt" draw:transform="matrix(0.00710004524 -0.00259362452 0.00357218202 0.00721664432 103.44776804260pt 44.48119073773pt)" svg:viewBox="0 0 42 174" svg:d="M41.8956 86.8656C41.8989 134.836 32.5193 173.731 20.9478 173.731C9.37638 173.731 -0.00321449 134.836 8.2641e-07 86.8656C-0.00321449 38.895 9.37638 0 20.9478 0C32.5193 0 41.8989 38.895 41.8956 86.8656Z" koffice:nodeTypes="ccccc"/>
                <draw:path draw:style-name="gr6" draw:id="shape12" draw:name="path779" draw:layer="g2055" svg:width="41.89562488032pt" svg:height="173.73106581311pt" draw:transform="matrix(0.00074406478 -0.00805804957 0.00731085561 0.00213981790 102.89462000219pt 45.47399100241pt)" svg:viewBox="0 0 42 174" svg:d="M41.8956 86.8656C41.8989 134.836 32.5193 173.731 20.9478 173.731C9.37638 173.731 -0.00321449 134.836 8.2641e-07 86.8656C-0.00321449 38.895 9.37638 0 20.9478 0C32.5193 0 41.8989 38.895 41.8956 86.8656Z" koffice:nodeTypes="ccccc"/>
                <draw:path draw:style-name="gr6" draw:id="shape13" draw:name="path777" draw:layer="g2055" svg:width="41.89562488032pt" svg:height="173.73106581311pt" draw:transform="matrix(0.00342422074 -0.00679085311 0.00665818837 0.00446484380 102.91233536403pt 45.04038909156pt)" svg:viewBox="0 0 42 174" svg:d="M41.8956 86.8656C41.8989 134.836 32.5193 173.731 20.9478 173.731C9.37638 173.731 -0.00321449 134.836 8.2641e-07 86.8656C-0.00321449 38.895 9.37638 0 20.9478 0C32.5193 0 41.8989 38.895 41.8956 86.8656Z" koffice:nodeTypes="ccccc"/>
                <draw:path draw:style-name="gr6" draw:id="shape14" draw:name="path776" draw:layer="g2055" svg:width="41.89562488032pt" svg:height="173.73106581311pt" draw:transform="matrix(0.00518375157 -0.00531300779 0.00565427457 0.00587647359 103.13494507258pt 44.77056000464pt)" svg:viewBox="0 0 42 174" svg:d="M41.8956 86.8656C41.8989 134.836 32.5193 173.731 20.9478 173.731C9.37638 173.731 -0.00321449 134.836 8.2641e-07 86.8656C-0.00321449 38.895 9.37638 0 20.9478 0C32.5193 0 41.8989 38.895 41.8956 86.8656Z" koffice:nodeTypes="ccccc"/>
                <draw:path draw:style-name="gr6" draw:id="shape15" draw:name="path781" draw:layer="g2055" svg:width="277.44030557795pt" svg:height="97.63212339564pt" draw:transform="matrix(0.00443924612 -0.00454993819 0.00212835668 0.00221199584 103.43614391313pt 46.06281423601pt)" svg:viewBox="0 0 277 98" svg:d="M126.62 86.9961C126.62 88.3256 93.3519 67.0513 86.6978 60.4038C80.044 53.7555 81.3748 23.1747 60.0825 8.54938C38.7903 -6.07589 16.1673 0.571601 5.52119 9.87888C-5.12496 19.1862 -1.13263 40.4597 24.152 59.0743C49.4365 77.6889 66.7363 60.4046 80.044 67.0521C93.3511 73.7004 114.644 86.9953 125.29 97.6321C135.936 89.6551 162.551 80.3479 177.189 73.6996C191.828 67.0521 229.09 83.0069 254.375 64.3923C275.666 49.767 284.981 19.1862 270.343 9.87888C255.704 0.571601 229.089 4.56089 213.121 13.8682C197.151 23.1755 189.167 60.4038 173.197 67.0521C161.22 71.0406 127.951 89.6551 126.62 86.9961Z" koffice:nodeTypes="ccccccccccccc"/>
              </draw:g>
              <draw:g draw:style-name="gr1" draw:id="shape16" draw:name="g789" svg:y="1.42991112920pt">
                <draw:path draw:style-name="gr6" draw:id="shape17" draw:name="path790" draw:layer="g2055" svg:width="41.89562488032pt" svg:height="173.73106581311pt" draw:transform="matrix(0.01105854622 0.00264784920 0.00016536767 0.01170187333 105.23903182582pt 45.06132515846pt)" svg:viewBox="0 0 42 174" svg:d="M41.8956 86.8656C41.8989 134.836 32.5193 173.731 20.9478 173.731C9.37638 173.731 -0.00321449 134.836 8.2641e-07 86.8656C-0.00321449 38.895 9.37638 0 20.9478 0C32.5193 0 41.8989 38.895 41.8956 86.8656Z" koffice:nodeTypes="ccccc"/>
                <draw:path draw:style-name="gr6" draw:id="shape18" draw:name="path791" draw:layer="g2055" svg:width="41.89562488032pt" svg:height="173.73106581311pt" draw:transform="matrix(0.01069168739 -0.00053708252 0.00255720826 0.01193398696 104.79420311154pt 45.16160870135pt)" svg:viewBox="0 0 42 174" svg:d="M41.8956 86.8656C41.8989 134.836 32.5193 173.731 20.9478 173.731C9.37638 173.731 -0.00321449 134.836 8.2641e-07 86.8656C-0.00321449 38.895 9.37638 0 20.9478 0C32.5193 0 41.8989 38.895 41.8956 86.8656Z" koffice:nodeTypes="ccccc"/>
                <draw:path draw:style-name="gr6" draw:id="shape19" draw:name="path792" draw:layer="g2055" svg:width="41.89562488032pt" svg:height="173.73106581311pt" draw:transform="matrix(0.00369895853 -0.01120741466 0.00941610557 0.00633629439 103.69937740937pt 46.33591155134pt)" svg:viewBox="0 0 42 174" svg:d="M41.8956 86.8656C41.8989 134.836 32.5193 173.731 20.9478 173.731C9.37638 173.731 -0.00321449 134.836 8.2641e-07 86.8656C-0.00321449 38.895 9.37638 0 20.9478 0C32.5193 0 41.8989 38.895 41.8956 86.8656Z" koffice:nodeTypes="ccccc"/>
                <draw:path draw:style-name="gr6" draw:id="shape20" draw:name="path793" draw:layer="g2055" svg:width="41.89562488032pt" svg:height="173.73106581311pt" draw:transform="matrix(0.00699103335 -0.00819317215 0.00774227573 0.00937401769 103.86750322394pt 45.72285322188pt)" svg:viewBox="0 0 42 174" svg:d="M41.8956 86.8656C41.8989 134.836 32.5193 173.731 20.9478 173.731C9.37638 173.731 -0.00321449 134.836 8.2641e-07 86.8656C-0.00321449 38.895 9.37638 0 20.9478 0C32.5193 0 41.8989 38.895 41.8956 86.8656Z" koffice:nodeTypes="ccccc"/>
                <draw:path draw:style-name="gr6" draw:id="shape21" draw:name="path794" draw:layer="g2055" svg:width="41.89562488032pt" svg:height="173.73106581311pt" draw:transform="matrix(0.00893838514 -0.00528924341 0.00588448916 0.01094642473 104.26514998216pt 45.43603725057pt)" svg:viewBox="0 0 42 174" svg:d="M41.8956 86.8656C41.8989 134.836 32.5193 173.731 20.9478 173.731C9.37638 173.731 -0.00321449 134.836 8.2641e-07 86.8656C-0.00321449 38.895 9.37638 0 20.9478 0C32.5193 0 41.8989 38.895 41.8956 86.8656Z" koffice:nodeTypes="ccccc"/>
                <draw:path draw:style-name="gr6" draw:id="shape22" draw:name="path795" draw:layer="g2055" svg:width="277.44030557795pt" svg:height="97.63212339564pt" draw:transform="matrix(0.00765462832 -0.00452958692 0.00221501302 0.00412040411 104.25433314400pt 47.42154079911pt)" svg:viewBox="0 0 277 98" svg:d="M126.62 86.9961C126.62 88.3256 93.3519 67.0513 86.6978 60.4038C80.044 53.7555 81.3748 23.1747 60.0825 8.54938C38.7903 -6.07589 16.1673 0.571601 5.52119 9.87888C-5.12496 19.1862 -1.13263 40.4597 24.152 59.0743C49.4365 77.6889 66.7363 60.4046 80.044 67.0521C93.3511 73.7004 114.644 86.9953 125.29 97.6321C135.936 89.6551 162.551 80.3479 177.189 73.6996C191.828 67.0521 229.09 83.0069 254.375 64.3923C275.666 49.767 284.981 19.1862 270.343 9.87888C255.704 0.571601 229.089 4.56089 213.121 13.8682C197.151 23.1755 189.167 60.4038 173.197 67.0521C161.22 71.0406 127.951 89.6551 126.62 86.9961Z" koffice:nodeTypes="ccccccccccccc"/>
              </draw:g>
              <draw:g draw:style-name="gr1" draw:id="shape23" draw:name="g796" svg:y="3.38953225798pt">
                <draw:path draw:style-name="gr6" draw:id="shape24" draw:name="path797" draw:layer="g2055" svg:width="41.89562488032pt" svg:height="173.73106581311pt" draw:transform="matrix(0.01033118351 0.00473935207 -0.00194933894 0.01158912160 106.25683112809pt 47.02905883201pt)" svg:viewBox="0 0 42 174" svg:d="M41.8956 86.8656C41.8989 134.836 32.5193 173.731 20.9478 173.731C9.37638 173.731 -0.00321449 134.836 8.2641e-07 86.8656C-0.00321449 38.895 9.37638 0 20.9478 0C32.5193 0 41.8989 38.895 41.8956 86.8656Z" koffice:nodeTypes="ccccc"/>
                <draw:path draw:style-name="gr6" draw:id="shape25" draw:name="path798" draw:layer="g2055" svg:width="41.89562488032pt" svg:height="173.73106581311pt" draw:transform="matrix(0.01054715766 0.00152328504 0.00034662171 0.01227781025 105.80395584315pt 47.04265805122pt)" svg:viewBox="0 0 42 174" svg:d="M41.8956 86.8656C41.8989 134.836 32.5193 173.731 20.9478 173.731C9.37638 173.731 -0.00321449 134.836 8.2641e-07 86.8656C-0.00321449 38.895 9.37638 0 20.9478 0C32.5193 0 41.8989 38.895 41.8956 86.8656Z" koffice:nodeTypes="ccccc"/>
                <draw:path draw:style-name="gr6" draw:id="shape26" draw:name="path799" draw:layer="g2055" svg:width="41.89562488032pt" svg:height="173.73106581311pt" draw:transform="matrix(0.00563721057 -0.01035848242 0.00806044780 0.00806675383 104.52201152074pt 47.99215656718pt)" svg:viewBox="0 0 42 174" svg:d="M41.8956 86.8656C41.8989 134.836 32.5193 173.731 20.9478 173.731C9.37638 173.731 -0.00321449 134.836 8.2641e-07 86.8656C-0.00321449 38.895 9.37638 0 20.9478 0C32.5193 0 41.8989 38.895 41.8956 86.8656Z" koffice:nodeTypes="ccccc"/>
                <draw:path draw:style-name="gr6" draw:id="shape27" draw:name="path800" draw:layer="g2055" svg:width="41.89562488032pt" svg:height="173.73106581311pt" draw:transform="matrix(0.00831119297 -0.00674910052 0.00587641937 0.01074544058 104.79693441752pt 47.41896422513pt)" svg:viewBox="0 0 42 174" svg:d="M41.8956 86.8656C41.8989 134.836 32.5193 173.731 20.9478 173.731C9.37638 173.731 -0.00321449 134.836 8.2641e-07 86.8656C-0.00321449 38.895 9.37638 0 20.9478 0C32.5193 0 41.8989 38.895 41.8956 86.8656Z" koffice:nodeTypes="ccccc"/>
                <draw:path draw:style-name="gr6" draw:id="shape28" draw:name="path801" draw:layer="g2055" svg:width="41.89562488032pt" svg:height="173.73106581311pt" draw:transform="matrix(0.00969071623 -0.00350697389 0.00377692531 0.01194157185 105.23734283821pt 47.21207318783pt)" svg:viewBox="0 0 42 174" svg:d="M41.8956 86.8656C41.8989 134.836 32.5193 173.731 20.9478 173.731C9.37638 173.731 -0.00321449 134.836 8.2641e-07 86.8656C-0.00321449 38.895 9.37638 0 20.9478 0C32.5193 0 41.8989 38.895 41.8956 86.8656Z" koffice:nodeTypes="ccccc"/>
                <draw:path draw:style-name="gr6" draw:id="shape29" draw:name="path802" draw:layer="g2055" svg:width="277.44030557795pt" svg:height="97.63212339564pt" draw:transform="matrix(0.00829890744 -0.00300329212 0.00142169329 0.00449499292 104.86859309427pt 49.17097823327pt)" svg:viewBox="0 0 277 98" svg:d="M126.62 86.9961C126.62 88.3256 93.3519 67.0513 86.6978 60.4038C80.044 53.7555 81.3748 23.1747 60.0825 8.54938C38.7903 -6.07589 16.1673 0.571601 5.52119 9.87888C-5.12496 19.1862 -1.13263 40.4597 24.152 59.0743C49.4365 77.6889 66.7363 60.4046 80.044 67.0521C93.3511 73.7004 114.644 86.9953 125.29 97.6321C135.936 89.6551 162.551 80.3479 177.189 73.6996C191.828 67.0521 229.09 83.0069 254.375 64.3923C275.666 49.767 284.981 19.1862 270.343 9.87888C255.704 0.571601 229.089 4.56089 213.121 13.8682C197.151 23.1755 189.167 60.4038 173.197 67.0521C161.22 71.0406 127.951 89.6551 126.62 86.9961Z" koffice:nodeTypes="ccccccccccccc"/>
              </draw:g>
              <draw:g draw:style-name="gr1" draw:id="shape30" draw:name="g803" svg:y="5.31133783080pt">
                <draw:path draw:style-name="gr6" draw:id="shape31" draw:name="path804" draw:layer="g2055" svg:width="41.89562488032pt" svg:height="173.73106581311pt" draw:transform="matrix(0.00751251669 0.00866607640 -0.00626442652 0.00994071317 106.80726403668pt 49.29256057932pt)" svg:viewBox="0 0 42 174" svg:d="M41.8956 86.8656C41.8989 134.836 32.5193 173.731 20.9478 173.731C9.37638 173.731 -0.00321449 134.836 8.2641e-07 86.8656C-0.00321449 38.895 9.37638 0 20.9478 0C32.5193 0 41.8989 38.895 41.8956 86.8656Z" koffice:nodeTypes="ccccc"/>
                <draw:path draw:style-name="gr6" draw:id="shape32" draw:name="path805" draw:layer="g2055" svg:width="41.89562488032pt" svg:height="173.73106581311pt" draw:transform="matrix(0.00895674012 0.00577309652 -0.00445332473 0.01152856382 106.39200249295pt 49.11793735548pt)" svg:viewBox="0 0 42 174" svg:d="M41.8956 86.8656C41.8989 134.836 32.5193 173.731 20.9478 173.731C9.37638 173.731 -0.00321449 134.836 8.2641e-07 86.8656C-0.00321449 38.895 9.37638 0 20.9478 0C32.5193 0 41.8989 38.895 41.8956 86.8656Z" koffice:nodeTypes="ccccc"/>
                <draw:path draw:style-name="gr6" draw:id="shape33" draw:name="path806" draw:layer="g2055" svg:width="41.89562488032pt" svg:height="173.73106581311pt" draw:transform="matrix(0.00912518134 -0.00727484711 0.00416491967 0.01081279004 104.86281444083pt 49.46841206247pt)" svg:viewBox="0 0 42 174" svg:d="M41.8956 86.8656C41.8989 134.836 32.5193 173.731 20.9478 173.731C9.37638 173.731 -0.00321449 134.836 8.2641e-07 86.8656C-0.00321449 38.895 9.37638 0 20.9478 0C32.5193 0 41.8989 38.895 41.8956 86.8656Z" koffice:nodeTypes="ccccc"/>
                <draw:path draw:style-name="gr6" draw:id="shape34" draw:name="path807" draw:layer="g2055" svg:width="41.89562488032pt" svg:height="173.73106581311pt" draw:transform="matrix(0.01014448052 -0.00282233994 0.00114769464 0.01239379557 105.33425201250pt 49.05055103218pt)" svg:viewBox="0 0 42 174" svg:d="M41.8956 86.8656C41.8989 134.836 32.5193 173.731 20.9478 173.731C9.37638 173.731 -0.00321449 134.836 8.2641e-07 86.8656C-0.00321449 38.895 9.37638 0 20.9478 0C32.5193 0 41.8989 38.895 41.8956 86.8656Z" koffice:nodeTypes="ccccc"/>
                <draw:path draw:style-name="gr6" draw:id="shape35" draw:name="path808" draw:layer="g2055" svg:width="41.89562488032pt" svg:height="173.73106581311pt" draw:transform="matrix(0.01013451934 0.00075443723 -0.00121736954 0.01263497126 105.81327707246pt 49.04077981957pt)" svg:viewBox="0 0 42 174" svg:d="M41.8956 86.8656C41.8989 134.836 32.5193 173.731 20.9478 173.731C9.37638 173.731 -0.00321449 134.836 8.2641e-07 86.8656C-0.00321449 38.895 9.37638 0 20.9478 0C32.5193 0 41.8989 38.895 41.8956 86.8656Z" koffice:nodeTypes="ccccc"/>
                <draw:path draw:style-name="gr6" draw:id="shape36" draw:name="path809" draw:layer="g2055" svg:width="277.44030557795pt" svg:height="97.63212339564pt" draw:transform="matrix(0.00867897026 0.00064608277 -0.00045823678 0.00475599922 104.71886752839pt 50.70482619160pt)" svg:viewBox="0 0 277 98" svg:d="M126.62 86.9961C126.62 88.3256 93.3519 67.0513 86.6978 60.4038C80.044 53.7555 81.3748 23.1747 60.0825 8.54938C38.7903 -6.07589 16.1673 0.571601 5.52119 9.87888C-5.12496 19.1862 -1.13263 40.4597 24.152 59.0743C49.4365 77.6889 66.7363 60.4046 80.044 67.0521C93.3511 73.7004 114.644 86.9953 125.29 97.6321C135.936 89.6551 162.551 80.3479 177.189 73.6996C191.828 67.0521 229.09 83.0069 254.375 64.3923C275.666 49.767 284.981 19.1862 270.343 9.87888C255.704 0.571601 229.089 4.56089 213.121 13.8682C197.151 23.1755 189.167 60.4038 173.197 67.0521C161.22 71.0406 127.951 89.6551 126.62 86.9961Z" koffice:nodeTypes="ccccccccccccc"/>
              </draw:g>
              <draw:g draw:style-name="gr1" draw:id="shape37" draw:name="g810" svg:y="7.09024471088pt">
                <draw:path draw:style-name="gr6" draw:id="shape38" draw:name="path811" draw:layer="g2055" svg:width="41.89562488032pt" svg:height="173.73106581311pt" draw:transform="matrix(0.00542140290 0.01228319473 -0.01016265683 0.00870635552 106.61658235901pt 51.56444766198pt)" svg:viewBox="0 0 42 174" svg:d="M41.8956 86.8656C41.8989 134.836 32.5193 173.731 20.9478 173.731C9.37638 173.731 -0.00321449 134.836 8.2641e-07 86.8656C-0.00321449 38.895 9.37638 0 20.9478 0C32.5193 0 41.8989 38.895 41.8956 86.8656Z" koffice:nodeTypes="ccccc"/>
                <draw:path draw:style-name="gr6" draw:id="shape39" draw:name="path812" draw:layer="g2055" svg:width="41.89562488032pt" svg:height="173.73106581311pt" draw:transform="matrix(0.00796192622 0.00961238610 -0.00869090848 0.01111417664 106.21686752752pt 51.22147981199pt)" svg:viewBox="0 0 42 174" svg:d="M41.8956 86.8656C41.8989 134.836 32.5193 173.731 20.9478 173.731C9.37638 173.731 -0.00321449 134.836 8.2641e-07 86.8656C-0.00321449 38.895 9.37638 0 20.9478 0C32.5193 0 41.8989 38.895 41.8956 86.8656Z" koffice:nodeTypes="ccccc"/>
                <draw:path draw:style-name="gr6" draw:id="shape40" draw:name="path813" draw:layer="g2055" svg:width="41.89562488032pt" svg:height="173.73106581311pt" draw:transform="matrix(0.01243553570 -0.00472891841 0.00103097583 0.01344173872 104.41841045229pt 51.05515157181pt)" svg:viewBox="0 0 42 174" svg:d="M41.8956 86.8656C41.8989 134.836 32.5193 173.731 20.9478 173.731C9.37638 173.731 -0.00321449 134.836 8.2641e-07 86.8656C-0.00321449 38.895 9.37638 0 20.9478 0C32.5193 0 41.8989 38.895 41.8956 86.8656Z" koffice:nodeTypes="ccccc"/>
                <draw:path draw:style-name="gr6" draw:id="shape41" draw:name="path814" draw:layer="g2055" svg:width="41.89562488032pt" svg:height="173.73106581311pt" draw:transform="matrix(0.01209422998 0.00055445982 -0.00280987043 0.01409536891 105.07468123256pt 50.76446058668pt)" svg:viewBox="0 0 42 174" svg:d="M41.8956 86.8656C41.8989 134.836 32.5193 173.731 20.9478 173.731C9.37638 173.731 -0.00321449 134.836 8.2641e-07 86.8656C-0.00321449 38.895 9.37638 0 20.9478 0C32.5193 0 41.8989 38.895 41.8956 86.8656Z" koffice:nodeTypes="ccccc"/>
                <draw:path draw:style-name="gr6" draw:id="shape42" draw:name="path815" draw:layer="g2055" svg:width="41.89562488032pt" svg:height="173.73106581311pt" draw:transform="matrix(0.01090776030 0.00449888043 -0.00549250811 0.01350602098 105.60518566818pt 50.92696131800pt)" svg:viewBox="0 0 42 174" svg:d="M41.8956 86.8656C41.8989 134.836 32.5193 173.731 20.9478 173.731C9.37638 173.731 -0.00321449 134.836 8.2641e-07 86.8656C-0.00321449 38.895 9.37638 0 20.9478 0C32.5193 0 41.8989 38.895 41.8956 86.8656Z" koffice:nodeTypes="ccccc"/>
                <draw:path draw:style-name="gr6" draw:id="shape43" draw:name="path816" draw:layer="g2055" svg:width="277.44030557795pt" svg:height="97.63212339564pt" draw:transform="matrix(0.00934115611 0.00385273816 -0.00206746527 0.00508387585 103.85361254118pt 52.36782523175pt)" svg:viewBox="0 0 277 98" svg:d="M126.62 86.9961C126.62 88.3256 93.3519 67.0513 86.6978 60.4038C80.044 53.7555 81.3748 23.1747 60.0825 8.54938C38.7903 -6.07589 16.1673 0.571601 5.52119 9.87888C-5.12496 19.1862 -1.13263 40.4597 24.152 59.0743C49.4365 77.6889 66.7363 60.4046 80.044 67.0521C93.3511 73.7004 114.644 86.9953 125.29 97.6321C135.936 89.6551 162.551 80.3479 177.189 73.6996C191.828 67.0521 229.09 83.0069 254.375 64.3923C275.666 49.767 284.981 19.1862 270.343 9.87888C255.704 0.571601 229.089 4.56089 213.121 13.8682C197.151 23.1755 189.167 60.4038 173.197 67.0521C161.22 71.0406 127.951 89.6551 126.62 86.9961Z" koffice:nodeTypes="ccccccccccccc"/>
              </draw:g>
              <draw:g draw:style-name="gr1" draw:id="shape44" draw:name="g817" svg:y="8.64284650407pt">
                <draw:path draw:style-name="gr6" draw:id="shape45" draw:name="path818" draw:layer="g2055" svg:width="41.89562488032pt" svg:height="173.73106581311pt" draw:transform="matrix(-0.00147666297 0.01481734803 -0.01456420712 0.00240252813 105.69737697750pt 54.03130825726pt)" svg:viewBox="0 0 42 174" svg:d="M41.8956 86.8656C41.8989 134.836 32.5193 173.731 20.9478 173.731C9.37638 173.731 -0.00321449 134.836 8.2641e-07 86.8656C-0.00321449 38.895 9.37638 0 20.9478 0C32.5193 0 41.8989 38.895 41.8956 86.8656Z" koffice:nodeTypes="ccccc"/>
                <draw:path draw:style-name="gr6" draw:id="shape46" draw:name="path819" draw:layer="g2055" svg:width="41.89562488032pt" svg:height="173.73106581311pt" draw:transform="matrix(0.00243420188 0.01374660958 -0.01445890274 0.00554366294 105.49891777971pt 53.47395434848pt)" svg:viewBox="0 0 42 174" svg:d="M41.8956 86.8656C41.8989 134.836 32.5193 173.731 20.9478 173.731C9.37638 173.731 -0.00321449 134.836 8.2641e-07 86.8656C-0.00321449 38.895 9.37638 0 20.9478 0C32.5193 0 41.8989 38.895 41.8956 86.8656Z" koffice:nodeTypes="ccccc"/>
                <draw:path draw:style-name="gr6" draw:id="shape47" draw:name="path820" draw:layer="g2055" svg:width="41.89562488032pt" svg:height="173.73106581311pt" draw:transform="matrix(0.01458539422 0.00269471739 -0.00634698046 0.01337995834 103.85395248656pt 52.27562584517pt)" svg:viewBox="0 0 42 174" svg:d="M41.8956 86.8656C41.8989 134.836 32.5193 173.731 20.9478 173.731C9.37638 173.731 -0.00321449 134.836 8.2641e-07 86.8656C-0.00321449 38.895 9.37638 0 20.9478 0C32.5193 0 41.8989 38.895 41.8956 86.8656Z" koffice:nodeTypes="ccccc"/>
                <draw:path draw:style-name="gr6" draw:id="shape48" draw:name="path821" draw:layer="g2055" svg:width="41.89562488032pt" svg:height="173.73106581311pt" draw:transform="matrix(0.01137012867 0.00752204954 -0.01041106907 0.01178022491 104.64614408589pt 52.37872195349pt)" svg:viewBox="0 0 42 174" svg:d="M41.8956 86.8656C41.8989 134.836 32.5193 173.731 20.9478 173.731C9.37638 173.731 -0.00321449 134.836 8.2641e-07 86.8656C-0.00321449 38.895 9.37638 0 20.9478 0C32.5193 0 41.8989 38.895 41.8956 86.8656Z" koffice:nodeTypes="ccccc"/>
                <draw:path draw:style-name="gr6" draw:id="shape49" draw:name="path822" draw:layer="g2055" svg:width="41.89562488032pt" svg:height="173.73106581311pt" draw:transform="matrix(0.00807049217 0.01058717045 -0.01267835982 0.00966821743 105.06941082887pt 52.84008617220pt)" svg:viewBox="0 0 42 174" svg:d="M41.8956 86.8656C41.8989 134.836 32.5193 173.731 20.9478 173.731C9.37638 173.731 -0.00321449 134.836 8.2641e-07 86.8656C-0.00321449 38.895 9.37638 0 20.9478 0C32.5193 0 41.8989 38.895 41.8956 86.8656Z" koffice:nodeTypes="ccccc"/>
                <draw:path draw:style-name="gr6" draw:id="shape50" draw:name="path823" draw:layer="g2055" svg:width="277.44030557795pt" svg:height="97.63212339564pt" draw:transform="matrix(0.00691138466 0.00906661030 -0.00477233135 0.00363926705 102.59182790849pt 53.19738424784pt)" svg:viewBox="0 0 277 98" svg:d="M126.62 86.9961C126.62 88.3256 93.3519 67.0513 86.6978 60.4038C80.044 53.7555 81.3748 23.1747 60.0825 8.54938C38.7903 -6.07589 16.1673 0.571601 5.52119 9.87888C-5.12496 19.1862 -1.13263 40.4597 24.152 59.0743C49.4365 77.6889 66.7363 60.4046 80.044 67.0521C93.3511 73.7004 114.644 86.9953 125.29 97.6321C135.936 89.6551 162.551 80.3479 177.189 73.6996C191.828 67.0521 229.09 83.0069 254.375 64.3923C275.666 49.767 284.981 19.1862 270.343 9.87888C255.704 0.571601 229.089 4.56089 213.121 13.8682C197.151 23.1755 189.167 60.4038 173.197 67.0521C161.22 71.0406 127.951 89.6551 126.62 86.9961Z" koffice:nodeTypes="ccccccccccccc"/>
              </draw:g>
              <draw:g draw:style-name="gr1" draw:id="shape51" draw:name="g834" svg:y="9.79953501034pt">
                <draw:path draw:style-name="gr6" draw:id="shape52" draw:name="path832" draw:layer="g2055" svg:width="35.93367857351pt" svg:height="130.09391836339pt" draw:transform="matrix(-0.00005839897 0.02072185900 -0.01986875324 0.00029195398 103.58951215820pt 55.22461955502pt)" svg:viewBox="0 0 36 130" svg:d="M35.9337 65.0472C35.9337 100.972 27.8897 130.094 17.9668 130.094C8.04404 130.094 0 100.972 0 65.0472C-4.18216e-07 29.1226 8.04404 0 17.9668 0C27.8897 0 35.9337 29.1226 35.9337 65.0472Z" koffice:nodeTypes="ccccc"/>
                <draw:path draw:style-name="gr6" draw:id="shape53" draw:name="path833" draw:layer="g2055" svg:width="35.93367857351pt" svg:height="130.09391836339pt" draw:transform="matrix(0.01537242105 0.01285490074 -0.01258806840 0.01625522182 102.38766202910pt 53.30039143211pt)" svg:viewBox="0 0 36 130" svg:d="M35.9337 65.0472C35.9337 100.972 27.8897 130.094 17.9668 130.094C8.04404 130.094 0 100.972 0 65.0472C-4.18216e-07 29.1226 8.04404 0 17.9668 0C27.8897 0 35.9337 29.1226 35.9337 65.0472Z" koffice:nodeTypes="ccccc"/>
                <draw:path draw:style-name="gr6" draw:id="shape54" draw:name="path831" draw:layer="g2055" svg:width="35.93367857351pt" svg:height="130.09391836339pt" draw:transform="matrix(0.00732209110 0.01913252599 -0.01847045904 0.00796412242 103.24424856868pt 54.21085256847pt)" svg:viewBox="0 0 36 130" svg:d="M35.9337 65.0472C35.9337 100.972 27.8897 130.094 17.9668 130.094C8.04404 130.094 0 100.972 0 65.0472C-4.18216e-07 29.1226 8.04404 0 17.9668 0C27.8897 0 35.9337 29.1226 35.9337 65.0472Z" koffice:nodeTypes="ccccc"/>
              </draw:g>
              <draw:g draw:style-name="gr1" draw:id="shape55" draw:name="g838" svg:y="0.00000000000pt">
                <draw:path draw:style-name="gr6" draw:id="shape56" draw:name="path839" draw:layer="g2055" svg:width="35.93367857351pt" svg:height="130.09391836339pt" draw:transform="matrix(0.00850318839 -0.00463242852 0.00914751845 0.00823695812 101.75224257166pt 43.75955506189pt)" svg:viewBox="0 0 36 130" svg:d="M35.9337 65.0472C35.9337 100.972 27.8897 130.094 17.9668 130.094C8.04404 130.094 0 100.972 0 65.0472C-4.18216e-07 29.1226 8.04404 0 17.9668 0C27.8897 0 35.9337 29.1226 35.9337 65.0472Z" koffice:nodeTypes="ccccc"/>
                <draw:path draw:style-name="gr6" draw:id="shape57" draw:name="path840" draw:layer="g2055" svg:width="35.93367857351pt" svg:height="130.09391836339pt" draw:transform="matrix(-0.00172648704 -0.00931257078 0.01236933954 0.00160714191 101.51120635758pt 44.69420553295pt)" svg:viewBox="0 0 36 130" svg:d="M35.9337 65.0472C35.9337 100.972 27.8897 130.094 17.9668 130.094C8.04404 130.094 0 100.972 0 65.0472C-4.18216e-07 29.1226 8.04404 0 17.9668 0C27.8897 0 35.9337 29.1226 35.9337 65.0472Z" koffice:nodeTypes="ccccc"/>
                <draw:path draw:style-name="gr6" draw:id="shape58" draw:name="path841" draw:layer="g2055" svg:width="35.93367857351pt" svg:height="130.09391836339pt" draw:transform="matrix(0.00449944924 -0.00735934734 0.01165059253 0.00592848249 101.49442582461pt 44.13165485045pt)" svg:viewBox="0 0 36 130" svg:d="M35.9337 65.0472C35.9337 100.972 27.8897 130.094 17.9668 130.094C8.04404 130.094 0 100.972 0 65.0472C-4.18216e-07 29.1226 8.04404 0 17.9668 0C27.8897 0 35.9337 29.1226 35.9337 65.0472Z" koffice:nodeTypes="ccccc"/>
              </draw:g>
            </draw:g>
            <draw:g draw:style-name="gr1" draw:id="shape59" draw:name="g1623" svg:y="0.00000000000pt">
              <draw:path draw:style-name="gr6" draw:id="shape60" draw:name="path673" draw:layer="g2055" svg:width="504.01288284832pt" svg:height="356.21283439328pt" draw:transform="matrix(0.01210099742 0.00074044672 -0.00027745267 0.00630009889 96.58768697259pt 54.34607432037pt)" svg:viewBox="0 0 504 356" svg:d="M0 60.2183C0 60.2183 90.338 86.5637 169.383 131.727C248.429 176.89 370.911 349.386 402.924 356.213C438.635 355.141 487.521 325.97 504.013 224.94C449.774 259.504 417.838 306.079 364.178 256.951C345.356 245.661 282.306 146.781 214.552 97.8544C146.798 48.9268 11.2922 0 11.2922 0Z" koffice:nodeTypes="cccccccc"/>
              <draw:path draw:style-name="gr6" draw:id="shape61" draw:name="path655" draw:layer="g2055" svg:width="31.16822761290pt" svg:height="154.95788490390pt" draw:transform="matrix(-0.00413485026 -0.00988628666 -0.01001930566 0.00373469231 99.05105975434pt 44.40755282932pt)" svg:viewBox="0 0 31 155" svg:d="M0 132.282C0.944151 132.282 17.0011 0 17.0011 0L31.1682 132.282L15.112 154.958Z" koffice:nodeTypes="ccccc"/>
              <draw:path draw:style-name="gr6" draw:id="shape62" draw:name="path656" draw:layer="g2055" svg:width="164.67835690182pt" svg:height="140.69866950857pt" draw:transform="matrix(-0.00414598021 -0.00988210787 -0.01001465119 0.00374569056 98.95444018009pt 45.19020220453pt)" svg:viewBox="0 0 165 141" svg:d="M0 3.77659C23.5259 42.492 62.1074 101.038 80.9283 140.699C101.944 99.1496 140.84 37.7715 164.678 0C139.271 28.9576 107.277 71.136 80.9283 93.4843C54.2663 71.136 24.7806 30.8463 0 3.77659Z" koffice:nodeTypes="ccccc"/>
              <draw:path draw:style-name="gr6" draw:id="shape63" draw:name="path657" draw:layer="g2055" svg:width="31.16822761290pt" svg:height="154.95788490390pt" draw:transform="matrix(-0.00577340441 -0.00911009457 -0.00917334237 0.00535651473 98.71343449726pt 44.27002174336pt)" svg:viewBox="0 0 31 155" svg:d="M0 132.282C0.944151 132.282 17.0011 0 17.0011 0L31.1682 132.282L15.112 154.958Z" koffice:nodeTypes="ccccc"/>
              <draw:path draw:style-name="gr6" draw:id="shape64" draw:name="path658" draw:layer="g2055" svg:width="164.67835690182pt" svg:height="140.69866950857pt" draw:transform="matrix(-0.00434835109 -0.01022622801 -0.00997835457 0.00383437222 98.72967222917pt 45.17701119310pt)" svg:viewBox="0 0 165 141" svg:d="M0 3.77659C23.5259 42.492 62.1074 101.038 80.9283 140.699C101.944 99.1496 140.84 37.7715 164.678 0C139.271 28.9576 107.277 71.136 80.9283 93.4843C54.2663 71.136 24.7806 30.8463 0 3.77659Z" koffice:nodeTypes="ccccc"/>
              <draw:path draw:style-name="gr6" draw:id="shape65" draw:name="path659" draw:layer="g2055" svg:width="31.16822761290pt" svg:height="154.95788490390pt" draw:transform="matrix(-0.00323677457 -0.01017669194 -0.01034441568 0.00284980208 98.68368164811pt 44.66988146214pt)" svg:viewBox="0 0 31 155" svg:d="M0 132.282C0.944151 132.282 17.0011 0 17.0011 0L31.1682 132.282L15.112 154.958Z" koffice:nodeTypes="ccccc"/>
              <draw:path draw:style-name="gr6" draw:id="shape66" draw:name="path660" draw:layer="g2055" svg:width="164.67835690182pt" svg:height="140.69866950857pt" draw:transform="matrix(-0.00550360130 -0.00992140298 -0.00941851025 0.00498476099 98.58101365879pt 45.18325197264pt)" svg:viewBox="0 0 165 141" svg:d="M0 3.77659C23.5259 42.492 62.1074 101.038 80.9283 140.699C101.944 99.1496 140.84 37.7715 164.678 0C139.271 28.9576 107.277 71.136 80.9283 93.4843C54.2663 71.136 24.7806 30.8463 0 3.77659Z" koffice:nodeTypes="ccccc"/>
              <draw:path draw:style-name="gr6" draw:id="shape67" draw:name="path661" draw:layer="g2055" svg:width="31.16822761290pt" svg:height="154.95788490390pt" draw:transform="matrix(-0.00762214727 -0.00773462854 -0.00770606765 0.00720144426 98.20305520256pt 44.10159301900pt)" svg:viewBox="0 0 31 155" svg:d="M0 132.282C0.944151 132.282 17.0011 0 17.0011 0L31.1682 132.282L15.112 154.958Z" koffice:nodeTypes="ccccc"/>
              <draw:path draw:style-name="gr6" draw:id="shape68" draw:name="path662" draw:layer="g2055" svg:width="164.67835690182pt" svg:height="140.69866950857pt" draw:transform="matrix(-0.00684908088 -0.01043985509 -0.00951101410 0.00610567579 98.57283646947pt 45.25047067913pt)" svg:viewBox="0 0 165 141" svg:d="M0 3.77659C23.5259 42.492 62.1074 101.038 80.9283 140.699C101.944 99.1496 140.84 37.7715 164.678 0C139.271 28.9576 107.277 71.136 80.9283 93.4843C54.2663 71.136 24.7806 30.8463 0 3.77659Z" koffice:nodeTypes="ccccc"/>
              <draw:path draw:style-name="gr6" draw:id="shape69" draw:name="path663" draw:layer="g2055" svg:width="31.16822761290pt" svg:height="154.95788490390pt" draw:transform="matrix(-0.00727730332 -0.01004905897 -0.00910350782 0.00654488784 98.20744278086pt 44.44483664597pt)" svg:viewBox="0 0 31 155" svg:d="M0 132.282C0.944151 132.282 17.0011 0 17.0011 0L31.1682 132.282L15.112 154.958Z" koffice:nodeTypes="ccccc"/>
              <draw:path draw:style-name="gr6" draw:id="shape70" draw:name="path638" draw:layer="g2055" svg:width="164.67835690182pt" svg:height="140.69866950857pt" draw:transform="matrix(-0.00522408199 -0.01132902016 -0.01152385707 0.00696387258 98.34498120771pt 45.28208959295pt)" svg:viewBox="0 0 165 141" svg:d="M0 3.77659C23.5259 42.492 62.1074 101.038 80.9283 140.699C101.944 99.1496 140.84 37.7715 164.678 0C139.271 28.9576 107.277 71.136 80.9283 93.4843C54.2663 71.136 24.7806 30.8463 0 3.77659Z" koffice:nodeTypes="ccccc"/>
              <draw:path draw:style-name="gr6" draw:id="shape71" draw:name="path639" draw:layer="g2055" svg:width="31.16822761290pt" svg:height="154.95788490390pt" draw:transform="matrix(-0.00576701972 -0.01088777581 -0.01117529249 0.00743745508 98.11781053080pt 44.40375158909pt)" svg:viewBox="0 0 31 155" svg:d="M0 132.282C0.944151 132.282 17.0011 0 17.0011 0L31.1682 132.282L15.112 154.958Z" koffice:nodeTypes="ccccc"/>
              <draw:path draw:style-name="gr6" draw:id="shape72" draw:name="path640" draw:layer="g2055" svg:width="164.67835690182pt" svg:height="140.69866950857pt" draw:transform="matrix(-0.00679905270 -0.01031710550 -0.01042045744 0.00839176298 98.13499331599pt 45.31135251986pt)" svg:viewBox="0 0 165 141" svg:d="M0 3.77659C23.5259 42.492 62.1074 101.038 80.9283 140.699C101.944 99.1496 140.84 37.7715 164.678 0C139.271 28.9576 107.277 71.136 80.9283 93.4843C54.2663 71.136 24.7806 30.8463 0 3.77659Z" koffice:nodeTypes="ccccc"/>
              <draw:path draw:style-name="gr6" draw:id="shape73" draw:name="path641" draw:layer="g2055" svg:width="31.16822761290pt" svg:height="154.95788490390pt" draw:transform="matrix(-0.00845690968 -0.00875646805 -0.00912651764 0.01000949826 97.66461671635pt 44.29454424509pt)" svg:viewBox="0 0 31 155" svg:d="M0 132.282C0.944151 132.282 17.0011 0 17.0011 0L31.1682 132.282L15.112 154.958Z" koffice:nodeTypes="ccccc"/>
              <draw:path draw:style-name="gr6" draw:id="shape74" draw:name="path642" draw:layer="g2055" svg:width="164.67835690182pt" svg:height="140.69866950857pt" draw:transform="matrix(-0.00621111723 -0.01064161445 -0.01087978136 0.00785475375 97.82614471643pt 45.48713169869pt)" svg:viewBox="0 0 165 141" svg:d="M0 3.77659C23.5259 42.492 62.1074 101.038 80.9283 140.699C101.944 99.1496 140.84 37.7715 164.678 0C139.271 28.9576 107.277 71.136 80.9283 93.4843C54.2663 71.136 24.7806 30.8463 0 3.77659Z" koffice:nodeTypes="ccccc"/>
              <draw:path draw:style-name="gr6" draw:id="shape75" draw:name="path643" draw:layer="g2055" svg:width="31.16822761290pt" svg:height="154.95788490390pt" draw:transform="matrix(-0.00584306668 -0.01102411902 -0.01098505243 0.00743864542 97.71818932555pt 44.78842961355pt)" svg:viewBox="0 0 31 155" svg:d="M0 132.282C0.944151 132.282 17.0011 0 17.0011 0L31.1682 132.282L15.112 154.958Z" koffice:nodeTypes="ccccc"/>
              <draw:path draw:style-name="gr6" draw:id="shape76" draw:name="path644" draw:layer="g2055" svg:width="164.67835690182pt" svg:height="140.69866950857pt" draw:transform="matrix(-0.00738952763 -0.00969581046 -0.01011637708 0.00899619347 97.65718854263pt 45.54277520455pt)" svg:viewBox="0 0 165 141" svg:d="M0 3.77659C23.5259 42.492 62.1074 101.038 80.9283 140.699C101.944 99.1496 140.84 37.7715 164.678 0C139.271 28.9576 107.277 71.136 80.9283 93.4843C54.2663 71.136 24.7806 30.8463 0 3.77659Z" koffice:nodeTypes="ccccc"/>
              <draw:path draw:style-name="gr6" draw:id="shape77" draw:name="path645" draw:layer="g2055" svg:width="31.16822761290pt" svg:height="154.95788490390pt" draw:transform="matrix(-0.00980495241 -0.00696703187 -0.00779809172 0.01124276588 97.07247039577pt 44.34704376944pt)" svg:viewBox="0 0 31 155" svg:d="M0 132.282C0.944151 132.282 17.0011 0 17.0011 0L31.1682 132.282L15.112 154.958Z" koffice:nodeTypes="ccccc"/>
              <draw:path draw:style-name="gr6" draw:id="shape78" draw:name="path622" draw:layer="g2055" svg:width="164.67835690182pt" svg:height="140.69866950857pt" draw:transform="matrix(-0.00930178625 -0.01050866625 -0.01001629755 0.01048878088 97.65708232760pt 45.62687797582pt)" svg:viewBox="0 0 165 141" svg:d="M0 3.77659C23.5259 42.492 62.1074 101.038 80.9283 140.699C101.944 99.1496 140.84 37.7715 164.678 0C139.271 28.9576 107.277 71.136 80.9283 93.4843C54.2663 71.136 24.7806 30.8463 0 3.77659Z" koffice:nodeTypes="ccccc"/>
              <draw:path draw:style-name="gr6" draw:id="shape79" draw:name="path623" draw:layer="g2055" svg:width="31.16822761290pt" svg:height="154.95788490390pt" draw:transform="matrix(-0.00973645341 -0.00989533916 -0.00948845118 0.01089251099 97.12584497578pt 44.76351011186pt)" svg:viewBox="0 0 31 155" svg:d="M0 132.282C0.944151 132.282 17.0011 0 17.0011 0L31.1682 132.282L15.112 154.958Z" koffice:nodeTypes="ccccc"/>
              <draw:path draw:style-name="gr6" draw:id="shape80" draw:name="path624" draw:layer="g2055" svg:width="164.67835690182pt" svg:height="140.69866950857pt" draw:transform="matrix(-0.00974698831 -0.00988315495 -0.00947760045 0.01090353776 97.41463824669pt 45.80879971685pt)" svg:viewBox="0 0 165 141" svg:d="M0 3.77659C23.5259 42.492 62.1074 101.038 80.9283 140.699C101.944 99.1496 140.84 37.7715 164.678 0C139.271 28.9576 107.277 71.136 80.9283 93.4843C54.2663 71.136 24.7806 30.8463 0 3.77659Z" koffice:nodeTypes="ccccc"/>
              <draw:path draw:style-name="gr6" draw:id="shape81" draw:name="path625" draw:layer="g2055" svg:width="31.16822761290pt" svg:height="154.95788490390pt" draw:transform="matrix(-0.01120396671 -0.00790567173 -0.00770065823 0.01241224670 96.67192714523pt 44.79887756423pt)" svg:viewBox="0 0 31 155" svg:d="M0 132.282C0.944151 132.282 17.0011 0 17.0011 0L31.1682 132.282L15.112 154.958Z" koffice:nodeTypes="ccccc"/>
              <draw:path draw:style-name="gr6" draw:id="shape82" draw:name="path626" draw:layer="g2055" svg:width="164.67835690182pt" svg:height="140.69866950857pt" draw:transform="matrix(-0.00880809546 -0.01064902070 -0.01042690819 0.01009398789 97.19137428955pt 46.05248211237pt)" svg:viewBox="0 0 165 141" svg:d="M0 3.77659C23.5259 42.492 62.1074 101.038 80.9283 140.699C101.944 99.1496 140.84 37.7715 164.678 0C139.271 28.9576 107.277 71.136 80.9283 93.4843C54.2663 71.136 24.7806 30.8463 0 3.77659Z" koffice:nodeTypes="ccccc"/>
              <draw:path draw:style-name="gr6" draw:id="shape83" draw:name="path627" draw:layer="g2055" svg:width="31.16822761290pt" svg:height="154.95788490390pt" draw:transform="matrix(-0.00776255807 -0.01157201266 -0.01122704446 0.00902107634 96.94186161010pt 45.41652139738pt)" svg:viewBox="0 0 31 155" svg:d="M0 132.282C0.944151 132.282 17.0011 0 17.0011 0L31.1682 132.282L15.112 154.958Z" koffice:nodeTypes="ccccc"/>
              <draw:path draw:style-name="gr6" draw:id="shape84" draw:name="path628" draw:layer="g2055" svg:width="164.67835690182pt" svg:height="140.69866950857pt" draw:transform="matrix(-0.00794689191 -0.01171010678 -0.01080341031 0.00924089691 96.92066909129pt 46.29643713188pt)" svg:viewBox="0 0 165 141" svg:d="M0 3.77659C23.5259 42.492 62.1074 101.038 80.9283 140.699C101.944 99.1496 140.84 37.7715 164.678 0C139.271 28.9576 107.277 71.136 80.9283 93.4843C54.2663 71.136 24.7806 30.8463 0 3.77659Z" koffice:nodeTypes="ccccc"/>
              <draw:path draw:style-name="gr6" draw:id="shape85" draw:name="path629" draw:layer="g2055" svg:width="31.16822761290pt" svg:height="154.95788490390pt" draw:transform="matrix(-0.01052428625 -0.00884455675 -0.00831295114 0.01201218843 96.29042305771pt 44.88356545966pt)" svg:viewBox="0 0 31 155" svg:d="M0 132.282C0.944151 132.282 17.0011 0 17.0011 0L31.1682 132.282L15.112 154.958Z" koffice:nodeTypes="ccccc"/>
              <draw:path draw:style-name="gr6" draw:id="shape86" draw:name="path551" draw:layer="g2055" svg:width="164.67835690182pt" svg:height="140.69866950857pt" draw:transform="matrix(-0.01087104928 -0.01061284922 -0.01039021875 0.01344076371 96.99496875032pt 46.07478793698pt)" svg:viewBox="0 0 165 141" svg:d="M0 3.77659C23.5259 42.492 62.1074 101.038 80.9283 140.699C101.944 99.1496 140.84 37.7715 164.678 0C139.271 28.9576 107.277 71.136 80.9283 93.4843C54.2663 71.136 24.7806 30.8463 0 3.77659Z" koffice:nodeTypes="ccccc"/>
              <draw:path draw:style-name="gr6" draw:id="shape87" draw:name="path553" draw:layer="g2055" svg:width="31.16822761290pt" svg:height="154.95788490390pt" draw:transform="matrix(-0.01131241827 -0.00984913780 -0.00978494370 0.01382332724 96.35821344045pt 45.16850077041pt)" svg:viewBox="0 0 31 155" svg:d="M0 132.282C0.944151 132.282 17.0011 0 17.0011 0L31.1682 132.282L15.112 154.958Z" koffice:nodeTypes="ccccc"/>
              <draw:path draw:style-name="gr6" draw:id="shape88" draw:name="path560" draw:layer="g2055" svg:width="164.67835690182pt" svg:height="140.69866950857pt" draw:transform="matrix(-0.01132327077 -0.00983369225 -0.00977233417 0.01383429116 96.73912713185pt 46.31805350833pt)" svg:viewBox="0 0 165 141" svg:d="M0 3.77659C23.5259 42.492 62.1074 101.038 80.9283 140.699C101.944 99.1496 140.84 37.7715 164.678 0C139.271 28.9576 107.277 71.136 80.9283 93.4843C54.2663 71.136 24.7806 30.8463 0 3.77659Z" koffice:nodeTypes="ccccc"/>
              <draw:path draw:style-name="gr6" draw:id="shape89" draw:name="path561" draw:layer="g2055" svg:width="31.16822761290pt" svg:height="154.95788490390pt" draw:transform="matrix(-0.01280736912 -0.00736332388 -0.00772572467 0.01529279911 95.86079708429pt 45.27580704261pt)" svg:viewBox="0 0 31 155" svg:d="M0 132.282C0.944151 132.282 17.0011 0 17.0011 0L31.1682 132.282L15.112 154.958Z" koffice:nodeTypes="ccccc"/>
              <draw:path draw:style-name="gr6" draw:id="shape90" draw:name="path562" draw:layer="g2055" svg:width="164.67835690182pt" svg:height="140.69866950857pt" draw:transform="matrix(-0.01139367082 -0.00973342894 -0.00969021140 0.01390501890 96.45793861253pt 46.49621794680pt)" svg:viewBox="0 0 165 141" svg:d="M0 3.77659C23.5259 42.492 62.1074 101.038 80.9283 140.699C101.944 99.1496 140.84 37.7715 164.678 0C139.271 28.9576 107.277 71.136 80.9283 93.4843C54.2663 71.136 24.7806 30.8463 0 3.77659Z" koffice:nodeTypes="ccccc"/>
              <draw:path draw:style-name="gr6" draw:id="shape91" draw:name="path563" draw:layer="g2055" svg:width="31.16822761290pt" svg:height="154.95788490390pt" draw:transform="matrix(-0.01040706376 -0.01102784429 -0.01074285414 0.01290255198 96.07927301773pt 45.84601653105pt)" svg:viewBox="0 0 31 155" svg:d="M0 132.282C0.944151 132.282 17.0011 0 17.0011 0L31.1682 132.282L15.112 154.958Z" koffice:nodeTypes="ccccc"/>
              <draw:path draw:style-name="gr6" draw:id="shape92" draw:name="path564" draw:layer="g2055" svg:width="164.67835690182pt" svg:height="140.69866950857pt" draw:transform="matrix(-0.01329350401 -0.00642613989 -0.00672766310 0.01576066188 96.38617057116pt 46.39175605102pt)" svg:viewBox="0 0 165 141" svg:d="M0 3.77659C23.5259 42.492 62.1074 101.038 80.9283 140.699C101.944 99.1496 140.84 37.7715 164.678 0C139.271 28.9576 107.277 71.136 80.9283 93.4843C54.2663 71.136 24.7806 30.8463 0 3.77659Z" koffice:nodeTypes="ccccc"/>
              <draw:path draw:style-name="gr6" draw:id="shape93" draw:name="path565" draw:layer="g2055" svg:width="31.16822761290pt" svg:height="154.95788490390pt" draw:transform="matrix(-0.01460059200 -0.00202255310 -0.00296674666 0.01689974989 95.11357476024pt 45.41073233776pt)" svg:viewBox="0 0 31 155" svg:d="M0 132.282C0.944151 132.282 17.0011 0 17.0011 0L31.1682 132.282L15.112 154.958Z" koffice:nodeTypes="ccccc"/>
              <draw:path draw:style-name="gr6" draw:id="shape94" draw:name="path566" draw:layer="g2055" svg:width="164.67835690182pt" svg:height="140.69866950857pt" draw:transform="matrix(-0.01326153383 -0.00650072364 -0.00679057324 0.01573010784 96.22393626905pt 46.60058207729pt)" svg:viewBox="0 0 165 141" svg:d="M0 3.77659C23.5259 42.492 62.1074 101.038 80.9283 140.699C101.944 99.1496 140.84 37.7715 164.678 0C139.271 28.9576 107.277 71.136 80.9283 93.4843C54.2663 71.136 24.7806 30.8463 0 3.77659Z" koffice:nodeTypes="ccccc"/>
              <draw:path draw:style-name="gr6" draw:id="shape95" draw:name="path567" draw:layer="g2055" svg:width="31.16822761290pt" svg:height="154.95788490390pt" draw:transform="matrix(-0.01358010343 -0.00571744469 -0.00612863137 0.01603138801 95.38681247639pt 45.90810340705pt)" svg:viewBox="0 0 31 155" svg:d="M0 132.282C0.944151 132.282 17.0011 0 17.0011 0L31.1682 132.282L15.112 154.958Z" koffice:nodeTypes="ccccc"/>
              <draw:path draw:style-name="gr6" draw:id="shape96" draw:name="path568" draw:layer="g2055" svg:width="164.67835690182pt" svg:height="140.69866950857pt" draw:transform="matrix(-0.01442005055 -0.00507297948 -0.00526569504 0.01694381885 96.15434094096pt 46.64969802502pt)" svg:viewBox="0 0 165 141" svg:d="M0 3.77659C23.5259 42.492 62.1074 101.038 80.9283 140.699C101.944 99.1496 140.84 37.7715 164.678 0C139.271 28.9576 107.277 71.136 80.9283 93.4843C54.2663 71.136 24.7806 30.8463 0 3.77659Z" koffice:nodeTypes="ccccc"/>
              <draw:path draw:style-name="gr6" draw:id="shape97" draw:name="path569" draw:layer="g2055" svg:width="31.16822761290pt" svg:height="154.95788490390pt" draw:transform="matrix(-0.01510085558 -0.00214690579 -0.00276190927 0.01755615484 94.94594429812pt 45.98925630814pt)" svg:viewBox="0 0 31 155" svg:d="M0 132.282C0.944151 132.282 17.0011 0 17.0011 0L31.1682 132.282L15.112 154.958Z" koffice:nodeTypes="ccccc"/>
              <draw:path draw:style-name="gr6" draw:id="shape98" draw:name="path570" draw:layer="g2055" svg:width="164.67835690182pt" svg:height="140.69866950857pt" draw:transform="matrix(-0.01385780424 -0.00655716135 -0.00659540847 0.01643807322 95.98717661881pt 47.04151390417pt)" svg:viewBox="0 0 165 141" svg:d="M0 3.77659C23.5259 42.492 62.1074 101.038 80.9283 140.699C101.944 99.1496 140.84 37.7715 164.678 0C139.271 28.9576 107.277 71.136 80.9283 93.4843C54.2663 71.136 24.7806 30.8463 0 3.77659Z" koffice:nodeTypes="ccccc"/>
              <draw:path draw:style-name="gr6" draw:id="shape99" draw:name="path571" draw:layer="g2055" svg:width="31.16822761290pt" svg:height="154.95788490390pt" draw:transform="matrix(-0.01315792495 -0.00811035571 -0.00789979535 0.01572987510 95.45018622505pt 46.49938010060pt)" svg:viewBox="0 0 31 155" svg:d="M0 132.282C0.944151 132.282 17.0011 0 17.0011 0L31.1682 132.282L15.112 154.958Z" koffice:nodeTypes="ccccc"/>
              <draw:path draw:style-name="gr6" draw:id="shape100" draw:name="path572" draw:layer="g2055" svg:width="164.67835690182pt" svg:height="140.69866950857pt" draw:transform="matrix(-0.01367164192 -0.00510159374 -0.00497957915 0.01719662390 95.97127493381pt 47.04767431800pt)" svg:viewBox="0 0 165 141" svg:d="M0 3.77659C23.5259 42.492 62.1074 101.038 80.9283 140.699C101.944 99.1496 140.84 37.7715 164.678 0C139.271 28.9576 107.277 71.136 80.9283 93.4843C54.2663 71.136 24.7806 30.8463 0 3.77659Z" koffice:nodeTypes="ccccc"/>
              <draw:path draw:style-name="gr6" draw:id="shape101" draw:name="path573" draw:layer="g2055" svg:width="31.16822761290pt" svg:height="154.95788490390pt" draw:transform="matrix(-0.01529763307 -0.00030202758 -0.00123252667 0.01769354229 94.60311037556pt 46.35295519377pt)" svg:viewBox="0 0 31 155" svg:d="M0 132.282C0.944151 132.282 17.0011 0 17.0011 0L31.1682 132.282L15.112 154.958Z" koffice:nodeTypes="ccccc"/>
              <draw:path draw:style-name="gr6" draw:id="shape102" draw:name="path574" draw:layer="g2055" svg:width="164.67835690182pt" svg:height="140.69866950857pt" draw:transform="matrix(-0.01380365269 -0.00499315644 -0.00446700262 0.01725664507 95.71726330710pt 47.22138660894pt)" svg:viewBox="0 0 165 141" svg:d="M0 3.77659C23.5259 42.492 62.1074 101.038 80.9283 140.699C101.944 99.1496 140.84 37.7715 164.678 0C139.271 28.9576 107.277 71.136 80.9283 93.4843C54.2663 71.136 24.7806 30.8463 0 3.77659Z" koffice:nodeTypes="ccccc"/>
              <draw:path draw:style-name="gr6" draw:id="shape103" draw:name="path575" draw:layer="g2055" svg:width="31.16822761290pt" svg:height="154.95788490390pt" draw:transform="matrix(-0.01400707801 -0.00413644384 -0.00378112806 0.01748181165 94.80741208630pt 46.61292413326pt)" svg:viewBox="0 0 31 155" svg:d="M0 132.282C0.944151 132.282 17.0011 0 17.0011 0L31.1682 132.282L15.112 154.958Z" koffice:nodeTypes="ccccc"/>
              <draw:path draw:style-name="gr6" draw:id="shape104" draw:name="path576" draw:layer="g2055" svg:width="164.67835690182pt" svg:height="140.69866950857pt" draw:transform="matrix(-0.01415475112 -0.00362172045 -0.00314797533 0.01759899773 95.60536994587pt 47.31289501096pt)" svg:viewBox="0 0 165 141" svg:d="M0 3.77659C23.5259 42.492 62.1074 101.038 80.9283 140.699C101.944 99.1496 140.84 37.7715 164.678 0C139.271 28.9576 107.277 71.136 80.9283 93.4843C54.2663 71.136 24.7806 30.8463 0 3.77659Z" koffice:nodeTypes="ccccc"/>
              <draw:path draw:style-name="gr6" draw:id="shape105" draw:name="path577" draw:layer="g2055" svg:width="31.16822761290pt" svg:height="154.95788490390pt" draw:transform="matrix(-0.01448272032 -0.00060600683 -0.00071910302 0.01795753983 94.39390300732pt 46.77249946637pt)" svg:viewBox="0 0 31 155" svg:d="M0 132.282C0.944151 132.282 17.0011 0 17.0011 0L31.1682 132.282L15.112 154.958Z" koffice:nodeTypes="ccccc"/>
              <draw:path draw:style-name="gr6" draw:id="shape106" draw:name="path578" draw:layer="g2055" svg:width="164.67835690182pt" svg:height="140.69866950857pt" draw:transform="matrix(-0.01440515248 -0.00290453243 -0.00227317097 0.01788640572 95.55502421609pt 47.44870116352pt)" svg:viewBox="0 0 165 141" svg:d="M0 3.77659C23.5259 42.492 62.1074 101.038 80.9283 140.699C101.944 99.1496 140.84 37.7715 164.678 0C139.271 28.9576 107.277 71.136 80.9283 93.4843C54.2663 71.136 24.7806 30.8463 0 3.77659Z" koffice:nodeTypes="ccccc"/>
              <draw:path draw:style-name="gr6" draw:id="shape107" draw:name="path579" draw:layer="g2055" svg:width="31.16822761290pt" svg:height="154.95788490390pt" draw:transform="matrix(-0.01411911414 -0.00461425427 -0.00365047465 0.01752336180 94.92931805482pt 47.05237452540pt)" svg:viewBox="0 0 31 155" svg:d="M0 132.282C0.944151 132.282 17.0011 0 17.0011 0L31.1682 132.282L15.112 154.958Z" koffice:nodeTypes="ccccc"/>
              <draw:path draw:style-name="gr6" draw:id="shape108" draw:name="path580" draw:layer="g2055" svg:width="164.67835690182pt" svg:height="140.69866950857pt" draw:transform="matrix(-0.01456907180 -0.00088483223 -0.00064697728 0.01809913124 95.46221759729pt 47.66898122292pt)" svg:viewBox="0 0 165 141" svg:d="M0 3.77659C23.5259 42.492 62.1074 101.038 80.9283 140.699C101.944 99.1496 140.84 37.7715 164.678 0C139.271 28.9576 107.277 71.136 80.9283 93.4843C54.2663 71.136 24.7806 30.8463 0 3.77659Z" koffice:nodeTypes="ccccc"/>
              <draw:path draw:style-name="gr6" draw:id="shape109" draw:name="path581" draw:layer="g2055" svg:width="31.16822761290pt" svg:height="154.95788490390pt" draw:transform="matrix(-0.01422011279 0.00394022171 0.00323463870 0.01768709523 93.93811161497pt 47.22738667782pt)" svg:viewBox="0 0 31 155" svg:d="M0 132.282C0.944151 132.282 17.0011 0 17.0011 0L31.1682 132.282L15.112 154.958Z" koffice:nodeTypes="ccccc"/>
              <draw:path draw:style-name="gr6" draw:id="shape110" draw:name="path582" draw:layer="g2055" svg:width="164.67835690182pt" svg:height="140.69866950857pt" draw:transform="matrix(-0.01496312753 -0.00088222950 -0.00080630103 0.01804438331 95.44976588928pt 47.93382683422pt)" svg:viewBox="0 0 165 141" svg:d="M0 3.77659C23.5259 42.492 62.1074 101.038 80.9283 140.699C101.944 99.1496 140.84 37.7715 164.678 0C139.271 28.9576 107.277 71.136 80.9283 93.4843C54.2663 71.136 24.7806 30.8463 0 3.77659Z" koffice:nodeTypes="ccccc"/>
              <draw:path draw:style-name="gr6" draw:id="shape111" draw:name="path583" draw:layer="g2055" svg:width="31.16822761290pt" svg:height="154.95788490390pt" draw:transform="matrix(-0.01498467907 0.00000828211 -0.00006776206 0.01806594041 94.40374397661pt 47.60435200824pt)" svg:viewBox="0 0 31 155" svg:d="M0 132.282C0.944151 132.282 17.0011 0 17.0011 0L31.1682 132.282L15.112 154.958Z" koffice:nodeTypes="ccccc"/>
              <draw:path draw:style-name="gr6" draw:id="shape112" draw:name="path584" draw:layer="g2055" svg:width="164.67835690182pt" svg:height="140.69866950857pt" draw:transform="matrix(-0.01494457182 -0.00123428171 -0.00109822218 0.01802373144 95.48929509279pt 48.14199547647pt)" svg:viewBox="0 0 165 141" svg:d="M0 3.77659C23.5259 42.492 62.1074 101.038 80.9283 140.699C101.944 99.1496 140.84 37.7715 164.678 0C139.271 28.9576 107.277 71.136 80.9283 93.4843C54.2663 71.136 24.7806 30.8463 0 3.77659Z" koffice:nodeTypes="ccccc"/>
              <draw:path draw:style-name="gr6" draw:id="shape113" draw:name="path585" draw:layer="g2055" svg:width="31.16822761290pt" svg:height="154.95788490390pt" draw:transform="matrix(-0.01491604351 0.00181881248 0.00143435333 0.01797415010 94.18235348892pt 47.80726196937pt)" svg:viewBox="0 0 31 155" svg:d="M0 132.282C0.944151 132.282 17.0011 0 17.0011 0L31.1682 132.282L15.112 154.958Z" koffice:nodeTypes="ccccc"/>
              <draw:path draw:style-name="gr6" draw:id="shape114" draw:name="path586" draw:layer="g2055" svg:width="164.67835690182pt" svg:height="140.69866950857pt" draw:transform="matrix(-0.01485677314 -0.00226761502 -0.00195490293 0.01792305240 95.32311324995pt 48.47953072140pt)" svg:viewBox="0 0 165 141" svg:d="M0 3.77659C23.5259 42.492 62.1074 101.038 80.9283 140.699C101.944 99.1496 140.84 37.7715 164.678 0C139.271 28.9576 107.277 71.136 80.9283 93.4843C54.2663 71.136 24.7806 30.8463 0 3.77659Z" koffice:nodeTypes="ccccc"/>
              <draw:path draw:style-name="gr6" draw:id="shape115" draw:name="path587" draw:layer="g2055" svg:width="31.16822761290pt" svg:height="154.95788490390pt" draw:transform="matrix(-0.01459931801 -0.00398384137 -0.00337717197 0.01762119419 94.61218731708pt 48.11363428836pt)" svg:viewBox="0 0 31 155" svg:d="M0 132.282C0.944151 132.282 17.0011 0 17.0011 0L31.1682 132.282L15.112 154.958Z" koffice:nodeTypes="ccccc"/>
              <draw:path draw:style-name="gr6" draw:id="shape116" draw:name="path588" draw:layer="g2055" svg:width="164.67835690182pt" svg:height="140.69866950857pt" draw:transform="matrix(-0.01498224044 -0.00024777880 -0.00028014267 0.01806425752 95.34267010523pt 48.53948586670pt)" svg:viewBox="0 0 165 141" svg:d="M0 3.77659C23.5259 42.492 62.1074 101.038 80.9283 140.699C101.944 99.1496 140.84 37.7715 164.678 0C139.271 28.9576 107.277 71.136 80.9283 93.4843C54.2663 71.136 24.7806 30.8463 0 3.77659Z" koffice:nodeTypes="ccccc"/>
              <draw:path draw:style-name="gr6" draw:id="shape117" draw:name="path589" draw:layer="g2055" svg:width="31.16822761290pt" svg:height="154.95788490390pt" draw:transform="matrix(-0.01452140860 0.00454525089 0.00369778238 0.01748477806 93.59785079169pt 48.33116899186pt)" svg:viewBox="0 0 31 155" svg:d="M0 132.282C0.944151 132.282 17.0011 0 17.0011 0L31.1682 132.282L15.112 154.958Z" koffice:nodeTypes="ccccc"/>
              <draw:path draw:style-name="gr6" draw:id="shape118" draw:name="path590" draw:layer="g2055" svg:width="164.67835690182pt" svg:height="140.69866950857pt" draw:transform="matrix(-0.01478476689 0.00303109994 0.00244053734 0.01780985813 95.23252315026pt 48.71828452754pt)" svg:viewBox="0 0 165 141" svg:d="M0 3.77659C23.5259 42.492 62.1074 101.038 80.9283 140.699C101.944 99.1496 140.84 37.7715 164.678 0C139.271 28.9576 107.277 71.136 80.9283 93.4843C54.2663 71.136 24.7806 30.8463 0 3.77659Z" koffice:nodeTypes="ccccc"/>
              <draw:path draw:style-name="gr6" draw:id="shape119" draw:name="path591" draw:layer="g2055" svg:width="31.16822761290pt" svg:height="154.95788490390pt" draw:transform="matrix(-0.01439144089 0.00511998227 0.00417514021 0.01732526007 94.18886312477pt 48.53441602559pt)" svg:viewBox="0 0 31 155" svg:d="M0 132.282C0.944151 132.282 17.0011 0 17.0011 0L31.1682 132.282L15.112 154.958Z" koffice:nodeTypes="ccccc"/>
              <draw:path draw:style-name="gr6" draw:id="shape120" draw:name="path592" draw:layer="g2055" svg:width="164.67835690182pt" svg:height="140.69866950857pt" draw:transform="matrix(-0.01476301228 0.00318596103 0.00256911294 0.01778282016 95.22628497553pt 48.94966539552pt)" svg:viewBox="0 0 165 141" svg:d="M0 3.77659C23.5259 42.492 62.1074 101.038 80.9283 140.699C101.944 99.1496 140.84 37.7715 164.678 0C139.271 28.9576 107.277 71.136 80.9283 93.4843C54.2663 71.136 24.7806 30.8463 0 3.77659Z" koffice:nodeTypes="ccccc"/>
              <draw:path draw:style-name="gr6" draw:id="shape121" draw:name="path593" draw:layer="g2055" svg:width="31.16822761290pt" svg:height="154.95788490390pt" draw:transform="matrix(-0.01373711398 0.00729980436 0.00598651123 0.01652547749 93.95634386228pt 49.01474854707pt)" svg:viewBox="0 0 31 155" svg:d="M0 132.282C0.944151 132.282 17.0011 0 17.0011 0L31.1682 132.282L15.112 154.958Z" koffice:nodeTypes="ccccc"/>
              <draw:path draw:style-name="gr6" draw:id="shape122" draw:name="path594" draw:layer="g2055" svg:width="164.67835690182pt" svg:height="140.69866950857pt" draw:transform="matrix(-0.01427926570 0.00527476874 0.00459418911 0.01726135414 95.14125081435pt 49.14436244119pt)" svg:viewBox="0 0 165 141" svg:d="M0 3.77659C23.5259 42.492 62.1074 101.038 80.9283 140.699C101.944 99.1496 140.84 37.7715 164.678 0C139.271 28.9576 107.277 71.136 80.9283 93.4843C54.2663 71.136 24.7806 30.8463 0 3.77659Z" koffice:nodeTypes="ccccc"/>
              <draw:path draw:style-name="gr6" draw:id="shape123" draw:name="path595" draw:layer="g2055" svg:width="31.16822761290pt" svg:height="154.95788490390pt" draw:transform="matrix(-0.01481097232 0.00283310023 0.00227618142 0.01784243753 94.51224816906pt 49.16333635129pt)" svg:viewBox="0 0 31 155" svg:d="M0 132.282C0.944151 132.282 17.0011 0 17.0011 0L31.1682 132.282L15.112 154.958Z" koffice:nodeTypes="ccccc"/>
              <draw:path draw:style-name="gr6" draw:id="shape124" draw:name="path596" draw:layer="g2055" svg:width="164.67835690182pt" svg:height="140.69866950857pt" draw:transform="matrix(-0.01367545578 0.00717319237 0.00616318560 0.01656270067 95.13847887206pt 49.39237320193pt)" svg:viewBox="0 0 165 141" svg:d="M0 3.77659C23.5259 42.492 62.1074 101.038 80.9283 140.699C101.944 99.1496 140.84 37.7715 164.678 0C139.271 28.9576 107.277 71.136 80.9283 93.4843C54.2663 71.136 24.7806 30.8463 0 3.77659Z" koffice:nodeTypes="ccccc"/>
              <draw:path draw:style-name="gr6" draw:id="shape125" draw:name="path597" draw:layer="g2055" svg:width="31.16822761290pt" svg:height="154.95788490390pt" draw:transform="matrix(-0.01155487211 0.01130354972 0.00956494493 0.01407151529 93.57754865589pt 49.83021901651pt)" svg:viewBox="0 0 31 155" svg:d="M0 132.282C0.944151 132.282 17.0011 0 17.0011 0L31.1682 132.282L15.112 154.958Z" koffice:nodeTypes="ccccc"/>
              <draw:path draw:style-name="gr6" draw:id="shape126" draw:name="path598" draw:layer="g2055" svg:width="164.67835690182pt" svg:height="140.69866950857pt" draw:transform="matrix(-0.01370449133 0.00709466677 0.00609834244 0.01659646695 95.16925388126pt 49.67526606642pt)" svg:viewBox="0 0 165 141" svg:d="M0 3.77659C23.5259 42.492 62.1074 101.038 80.9283 140.699C101.944 99.1496 140.84 37.7715 164.678 0C139.271 28.9576 107.277 71.136 80.9283 93.4843C54.2663 71.136 24.7806 30.8463 0 3.77659Z" koffice:nodeTypes="ccccc"/>
              <draw:path draw:style-name="gr6" draw:id="shape127" draw:name="path599" draw:layer="g2055" svg:width="31.16822761290pt" svg:height="154.95788490390pt" draw:transform="matrix(-0.01338722231 0.00790416474 0.00676646185 0.01622660570 94.11002411909pt 49.93125249397pt)" svg:viewBox="0 0 31 155" svg:d="M0 132.282C0.944151 132.282 17.0011 0 17.0011 0L31.1682 132.282L15.112 154.958Z" koffice:nodeTypes="ccccc"/>
              <draw:path draw:style-name="gr6" draw:id="shape128" draw:name="path600" draw:layer="g2055" svg:width="164.67835690182pt" svg:height="140.69866950857pt" draw:transform="matrix(-0.01337967385 0.00792219650 0.00678140379 0.01621776676 95.23241115186pt 50.00882571902pt)" svg:viewBox="0 0 165 141" svg:d="M0 3.77659C23.5259 42.492 62.1074 101.038 80.9283 140.699C101.944 99.1496 140.84 37.7715 164.678 0C139.271 28.9576 107.277 71.136 80.9283 93.4843C54.2663 71.136 24.7806 30.8463 0 3.77659Z" koffice:nodeTypes="ccccc"/>
              <draw:path draw:style-name="gr6" draw:id="shape129" draw:name="path601" draw:layer="g2055" svg:width="31.16822761290pt" svg:height="154.95788490390pt" draw:transform="matrix(-0.01204644691 0.01054036649 0.00893785899 0.01465184890 93.96510773115pt 50.50588465213pt)" svg:viewBox="0 0 31 155" svg:d="M0 132.282C0.944151 132.282 17.0011 0 17.0011 0L31.1682 132.282L15.112 154.958Z" koffice:nodeTypes="ccccc"/>
              <draw:path draw:style-name="gr6" draw:id="shape130" draw:name="path602" draw:layer="g2055" svg:width="164.67835690182pt" svg:height="140.69866950857pt" draw:transform="matrix(-0.01333026952 0.00803929948 0.00687799170 0.01616004351 95.24699640146pt 50.38306041525pt)" svg:viewBox="0 0 165 141" svg:d="M0 3.77659C23.5259 42.492 62.1074 101.038 80.9283 140.699C101.944 99.1496 140.84 37.7715 164.678 0C139.271 28.9576 107.277 71.136 80.9283 93.4843C54.2663 71.136 24.7806 30.8463 0 3.77659Z" koffice:nodeTypes="ccccc"/>
              <draw:path draw:style-name="gr6" draw:id="shape131" draw:name="path603" draw:layer="g2055" svg:width="31.16822761290pt" svg:height="154.95788490390pt" draw:transform="matrix(-0.01393093667 0.00644495012 0.00556166907 0.01685942022 94.53569534618pt 50.51294279692pt)" svg:viewBox="0 0 31 155" svg:d="M0 132.282C0.944151 132.282 17.0011 0 17.0011 0L31.1682 132.282L15.112 154.958Z" koffice:nodeTypes="ccccc"/>
              <draw:path draw:style-name="gr6" draw:id="shape132" draw:name="path604" draw:layer="g2055" svg:width="164.67835690182pt" svg:height="140.69866950857pt" draw:transform="matrix(-0.01247692206 0.00979709555 0.00832640788 0.01515896937 95.27810967418pt 50.62884569153pt)" svg:viewBox="0 0 165 141" svg:d="M0 3.77659C23.5259 42.492 62.1074 101.038 80.9283 140.699C101.944 99.1496 140.84 37.7715 164.678 0C139.271 28.9576 107.277 71.136 80.9283 93.4843C54.2663 71.136 24.7806 30.8463 0 3.77659Z" koffice:nodeTypes="ccccc"/>
              <draw:path draw:style-name="gr6" draw:id="shape133" draw:name="path605" draw:layer="g2055" svg:width="31.16822761290pt" svg:height="154.95788490390pt" draw:transform="matrix(-0.00867415709 0.01421729886 0.01231534755 0.01102360496 93.81446943221pt 51.20112210085pt)" svg:viewBox="0 0 31 155" svg:d="M0 132.282C0.944151 132.282 17.0011 0 17.0011 0L31.1682 132.282L15.112 154.958Z" koffice:nodeTypes="ccccc"/>
              <draw:path draw:style-name="gr6" draw:id="shape134" draw:name="path606" draw:layer="g2055" svg:width="164.67835690182pt" svg:height="140.69866950857pt" draw:transform="matrix(-0.01198109850 0.01023611544 0.00913028338 0.01479438034 95.33111180864pt 50.71895461611pt)" svg:viewBox="0 0 165 141" svg:d="M0 3.77659C23.5259 42.492 62.1074 101.038 80.9283 140.699C101.944 99.1496 140.84 37.7715 164.678 0C139.271 28.9576 107.277 71.136 80.9283 93.4843C54.2663 71.136 24.7806 30.8463 0 3.77659Z" koffice:nodeTypes="ccccc"/>
              <draw:path draw:style-name="gr6" draw:id="shape135" draw:name="path607" draw:layer="g2055" svg:width="31.16822761290pt" svg:height="154.95788490390pt" draw:transform="matrix(-0.01151646401 0.01095292262 0.00970975478 0.01427177270 94.34885772261pt 51.22368671514pt)" svg:viewBox="0 0 31 155" svg:d="M0 132.282C0.944151 132.282 17.0011 0 17.0011 0L31.1682 132.282L15.112 154.958Z" koffice:nodeTypes="ccccc"/>
              <draw:path draw:style-name="gr6" draw:id="shape136" draw:name="path608" draw:layer="g2055" svg:width="164.67835690182pt" svg:height="140.69866950857pt" draw:transform="matrix(-0.01150564882 0.01096889020 0.00972262413 0.01425957954 95.45676365946pt 51.03054354451pt)" svg:viewBox="0 0 165 141" svg:d="M0 3.77659C23.5259 42.492 62.1074 101.038 80.9283 140.699C101.944 99.1496 140.84 37.7715 164.678 0C139.271 28.9576 107.277 71.136 80.9283 93.4843C54.2663 71.136 24.7806 30.8463 0 3.77659Z" koffice:nodeTypes="ccccc"/>
              <draw:path draw:style-name="gr6" draw:id="shape137" draw:name="path609" draw:layer="g2055" svg:width="31.16822761290pt" svg:height="154.95788490390pt" draw:transform="matrix(-0.00884935503 0.01405826142 0.01219009346 0.01122575917 94.31707363198pt 51.91101058441pt)" svg:viewBox="0 0 31 155" svg:d="M0 132.282C0.944151 132.282 17.0011 0 17.0011 0L31.1682 132.282L15.112 154.958Z" koffice:nodeTypes="ccccc"/>
              <draw:path draw:style-name="gr6" draw:id="shape138" draw:name="path610" draw:layer="g2055" svg:width="164.67835690182pt" svg:height="140.69866950857pt" draw:transform="matrix(-0.01069958139 0.01206371379 0.01060325987 0.01334615130 95.50871173852pt 51.37755662539pt)" svg:viewBox="0 0 165 141" svg:d="M0 3.77659C23.5259 42.492 62.1074 101.038 80.9283 140.699C101.944 99.1496 140.84 37.7715 164.678 0C139.271 28.9576 107.277 71.136 80.9283 93.4843C54.2663 71.136 24.7806 30.8463 0 3.77659Z" koffice:nodeTypes="ccccc"/>
              <draw:path draw:style-name="gr6" draw:id="shape139" draw:name="path611" draw:layer="g2055" svg:width="31.16822761290pt" svg:height="154.95788490390pt" draw:transform="matrix(-0.01167130219 0.01072175427 0.00952313505 0.01444632769 94.86297318851pt 51.73303978142pt)" svg:viewBox="0 0 31 155" svg:d="M0 132.282C0.944151 132.282 17.0011 0 17.0011 0L31.1682 132.282L15.112 154.958Z" koffice:nodeTypes="ccccc"/>
              <draw:path draw:style-name="gr6" draw:id="shape140" draw:name="path612" draw:layer="g2055" svg:width="164.67835690182pt" svg:height="140.69866950857pt" draw:transform="matrix(-0.00944585717 0.01348135163 0.01173395670 0.01191239919 95.59991779816pt 51.60433420260pt)" svg:viewBox="0 0 165 141" svg:d="M0 3.77659C23.5259 42.492 62.1074 101.038 80.9283 140.699C101.944 99.1496 140.84 37.7715 164.678 0C139.271 28.9576 107.277 71.136 80.9283 93.4843C54.2663 71.136 24.7806 30.8463 0 3.77659Z" koffice:nodeTypes="ccccc"/>
              <draw:path draw:style-name="gr6" draw:id="shape141" draw:name="path613" draw:layer="g2055" svg:width="31.16822761290pt" svg:height="154.95788490390pt" draw:transform="matrix(-0.00320272936 0.01689255200 0.01498826840 0.00547082523 94.21980086338pt 52.92081873493pt)" svg:viewBox="0 0 31 155" svg:d="M0 132.282C0.944151 132.282 17.0011 0 17.0011 0L31.1682 132.282L15.112 154.958Z" koffice:nodeTypes="ccccc"/>
              <draw:path draw:style-name="gr6" draw:id="shape142" draw:name="path614" draw:layer="g2055" svg:width="164.67835690182pt" svg:height="140.69866950857pt" draw:transform="matrix(-0.00950130333 0.01342483729 0.01168907309 0.01197609575 95.73413349377pt 51.84574189993pt)" svg:viewBox="0 0 165 141" svg:d="M0 3.77659C23.5259 42.492 62.1074 101.038 80.9283 140.699C101.944 99.1496 140.84 37.7715 164.678 0C139.271 28.9576 107.277 71.136 80.9283 93.4843C54.2663 71.136 24.7806 30.8463 0 3.77659Z" koffice:nodeTypes="ccccc"/>
              <draw:path draw:style-name="gr6" draw:id="shape143" draw:name="path615" draw:layer="g2055" svg:width="31.16822761290pt" svg:height="154.95788490390pt" draw:transform="matrix(-0.00644461040 0.01526010195 0.01390582576 0.00907832068 94.69487391765pt 52.65878447186pt)" svg:viewBox="0 0 31 155" svg:d="M0 132.282C0.944151 132.282 17.0011 0 17.0011 0L31.1682 132.282L15.112 154.958Z" koffice:nodeTypes="ccccc"/>
              <draw:path draw:style-name="gr6" draw:id="shape144" draw:name="path616" draw:layer="g2055" svg:width="164.67835690182pt" svg:height="140.69866950857pt" draw:transform="matrix(-0.00642908786 0.01527028457 0.01391305841 0.00906133392 95.62502534899pt 51.99410590208pt)" svg:viewBox="0 0 165 141" svg:d="M0 3.77659C23.5259 42.492 62.1074 101.038 80.9283 140.699C101.944 99.1496 140.84 37.7715 164.678 0C139.271 28.9576 107.277 71.136 80.9283 93.4843C54.2663 71.136 24.7806 30.8463 0 3.77659Z" koffice:nodeTypes="ccccc"/>
              <draw:path draw:style-name="gr6" draw:id="shape145" draw:name="path617" draw:layer="g2055" svg:width="31.16822761290pt" svg:height="154.95788490390pt" draw:transform="matrix(-0.00399414024 0.01657821147 0.01479707542 0.00636014721 94.88266550017pt 53.23012935670pt)" svg:viewBox="0 0 31 155" svg:d="M0 132.282C0.944151 132.282 17.0011 0 17.0011 0L31.1682 132.282L15.112 154.958Z" koffice:nodeTypes="ccccc"/>
              <draw:path draw:style-name="gr6" draw:id="shape146" draw:name="path618" draw:layer="g2055" svg:width="164.67835690182pt" svg:height="140.69866950857pt" draw:transform="matrix(-0.00632835457 0.01533540010 0.01395915105 0.00895072009 95.83361830109pt 52.29539909850pt)" svg:viewBox="0 0 165 141" svg:d="M0 3.77659C23.5259 42.492 62.1074 101.038 80.9283 140.699C101.944 99.1496 140.84 37.7715 164.678 0C139.271 28.9576 107.277 71.136 80.9283 93.4843C54.2663 71.136 24.7806 30.8463 0 3.77659Z" koffice:nodeTypes="ccccc"/>
              <draw:path draw:style-name="gr6" draw:id="shape147" draw:name="path619" draw:layer="g2055" svg:width="31.16822761290pt" svg:height="154.95788490390pt" draw:transform="matrix(-0.00764377150 0.01440166488 0.01328453473 0.01038654325 95.33846757827pt 52.86531029431pt)" svg:viewBox="0 0 31 155" svg:d="M0 132.282C0.944151 132.282 17.0011 0 17.0011 0L31.1682 132.282L15.112 154.958Z" koffice:nodeTypes="ccccc"/>
              <draw:path draw:style-name="gr6" draw:id="shape148" draw:name="path620" draw:layer="g2055" svg:width="164.67835690182pt" svg:height="140.69866950857pt" draw:transform="matrix(-0.00472656720 0.01624067008 0.01457962339 0.00717842767 95.98771746570pt 52.47924558048pt)" svg:viewBox="0 0 165 141" svg:d="M0 3.77659C23.5259 42.492 62.1074 101.038 80.9283 140.699C101.944 99.1496 140.84 37.7715 164.678 0C139.271 28.9576 107.277 71.136 80.9283 93.4843C54.2663 71.136 24.7806 30.8463 0 3.77659Z" koffice:nodeTypes="ccccc"/>
              <draw:path draw:style-name="gr6" draw:id="shape149" draw:name="path621" draw:layer="g2055" svg:width="31.16822761290pt" svg:height="154.95788490390pt" draw:transform="matrix(-0.00069645861 0.01756184734 0.01531082197 0.00262086657 95.20868821460pt 54.05398445851pt)" svg:viewBox="0 0 31 155" svg:d="M0 132.282C0.944151 132.282 17.0011 0 17.0011 0L31.1682 132.282L15.112 154.958Z" koffice:nodeTypes="ccccc"/>
              <draw:path draw:style-name="gr6" draw:id="shape150" draw:name="path664" draw:layer="g2055" svg:width="31.16822761290pt" svg:height="154.95788490390pt" draw:transform="matrix(0.00023898786 -0.00675134978 -0.01104952020 0.00098048095 99.86231005440pt 44.43093154636pt)" svg:viewBox="0 0 31 155" svg:d="M0 132.282C0.944151 132.282 17.0011 0 17.0011 0L31.1682 132.282L15.112 154.958Z" koffice:nodeTypes="ccccc"/>
              <draw:path draw:style-name="gr6" draw:id="shape151" draw:name="path665" draw:layer="g2055" svg:width="164.67835690182pt" svg:height="140.69866950857pt" draw:transform="matrix(0.00016099544 -0.00693791918 -0.01107594134 0.00091335010 99.24970930389pt 44.86916462558pt)" svg:viewBox="0 0 165 141" svg:d="M0 3.77659C23.5259 42.492 62.1074 101.038 80.9283 140.699C101.944 99.1496 140.84 37.7715 164.678 0C139.271 28.9576 107.277 71.136 80.9283 93.4843C54.2663 71.136 24.7806 30.8463 0 3.77659Z" koffice:nodeTypes="ccccc"/>
              <draw:path draw:style-name="gr6" draw:id="shape152" draw:name="path666" draw:layer="g2055" svg:width="31.16822761290pt" svg:height="154.95788490390pt" draw:transform="matrix(-0.00163755286 -0.00648744564 -0.01093012052 0.00211074906 99.78361851679pt 44.33218380757pt)" svg:viewBox="0 0 31 155" svg:d="M0 132.282C0.944151 132.282 17.0011 0 17.0011 0L31.1682 132.282L15.112 154.958Z" koffice:nodeTypes="ccccc"/>
              <draw:path draw:style-name="gr6" draw:id="shape153" draw:name="path667" draw:layer="g2055" svg:width="164.67835690182pt" svg:height="140.69866950857pt" draw:transform="matrix(-0.00352746299 -0.00812346710 -0.01067568662 0.00374501421 99.31547288586pt 44.96046821461pt)" svg:viewBox="0 0 165 141" svg:d="M0 3.77659C23.5259 42.492 62.1074 101.038 80.9283 140.699C101.944 99.1496 140.84 37.7715 164.678 0C139.271 28.9576 107.277 71.136 80.9283 93.4843C54.2663 71.136 24.7806 30.8463 0 3.77659Z" koffice:nodeTypes="ccccc"/>
              <draw:path draw:style-name="gr6" draw:id="shape154" draw:name="path668" draw:layer="g2055" svg:width="31.16822761290pt" svg:height="154.95788490390pt" draw:transform="matrix(0.00121079181 -0.00681147663 -0.01098563887 0.00038229966 99.26556067739pt 44.65958624356pt)" svg:viewBox="0 0 31 155" svg:d="M0 132.282C0.944151 132.282 17.0011 0 17.0011 0L31.1682 132.282L15.112 154.958Z" koffice:nodeTypes="ccccc"/>
              <draw:path draw:style-name="gr6" draw:id="shape155" draw:name="path669" draw:layer="g2055" svg:width="164.67835690182pt" svg:height="140.69866950857pt" draw:transform="matrix(-0.00109078068 -0.00658452937 -0.01099816997 0.00178480548 98.94624411877pt 45.02377995948pt)" svg:viewBox="0 0 165 141" svg:d="M0 3.77659C23.5259 42.492 62.1074 101.038 80.9283 140.699C101.944 99.1496 140.84 37.7715 164.678 0C139.271 28.9576 107.277 71.136 80.9283 93.4843C54.2663 71.136 24.7806 30.8463 0 3.77659Z" koffice:nodeTypes="ccccc"/>
              <draw:path draw:style-name="gr6" draw:id="shape156" draw:name="path670" draw:layer="g2055" svg:width="31.16822761290pt" svg:height="154.95788490390pt" draw:transform="matrix(-0.00396461076 -0.00587672902 -0.01031654153 0.00346496370 99.04936654455pt 44.23855109322pt)" svg:viewBox="0 0 31 155" svg:d="M0 132.282C0.944151 132.282 17.0011 0 17.0011 0L31.1682 132.282L15.112 154.958Z" koffice:nodeTypes="ccccc"/>
              <draw:path draw:style-name="gr6" draw:id="shape157" draw:name="path671" draw:layer="g2055" svg:width="164.67835690182pt" svg:height="140.69866950857pt" draw:transform="matrix(-0.00248580683 -0.00935655563 -0.00819010428 0.00169682070 98.89295956552pt 45.18896992466pt)" svg:viewBox="0 0 165 141" svg:d="M0 3.77659C23.5259 42.492 62.1074 101.038 80.9283 140.699C101.944 99.1496 140.84 37.7715 164.678 0C139.271 28.9576 107.277 71.136 80.9283 93.4843C54.2663 71.136 24.7806 30.8463 0 3.77659Z" koffice:nodeTypes="ccccc"/>
              <draw:path draw:style-name="gr6" draw:id="shape158" draw:name="path672" draw:layer="g2055" svg:width="31.16822761290pt" svg:height="154.95788490390pt" draw:transform="matrix(-0.00288122692 -0.00919746011 -0.00800039086 0.00212378849 98.81753214782pt 44.51253258778pt)" svg:viewBox="0 0 31 155" svg:d="M0 132.282C0.944151 132.282 17.0011 0 17.0011 0L31.1682 132.282L15.112 154.958Z" koffice:nodeTypes="ccccc"/>
              <draw:path draw:style-name="gr6" draw:id="shape159" draw:name="path1609" draw:layer="g2055" svg:width="31.16822761290pt" svg:height="154.95788490390pt" draw:transform="matrix(0.00084311524 0.01711351637 0.01592109963 0.00208093578 94.82071128032pt 53.93899165979pt)" svg:viewBox="0 0 31 155" svg:d="M0 132.282C0.944151 132.282 17.0011 0 17.0011 0L31.1682 132.282L15.112 154.958Z" koffice:nodeTypes="ccccc"/>
              <draw:path draw:style-name="gr6" draw:id="shape160" draw:name="path1610" draw:layer="g2055" svg:width="31.16822761290pt" svg:height="154.95788490390pt" draw:transform="matrix(-0.00270610955 0.01622680684 0.01571206691 0.00582168900 95.22300945809pt 53.58164906441pt)" svg:viewBox="0 0 31 155" svg:d="M0 132.282C0.944151 132.282 17.0011 0 17.0011 0L31.1682 132.282L15.112 154.958Z" koffice:nodeTypes="ccccc"/>
              <draw:path draw:style-name="gr6" draw:id="shape161" draw:name="path1611" draw:layer="g2055" svg:width="31.16822761290pt" svg:height="154.95788490390pt" draw:transform="matrix(-0.00000353777 0.01697887570 0.01594343130 0.00298676505 95.54066301905pt 54.09650287088pt)" svg:viewBox="0 0 31 155" svg:d="M0 132.282C0.944151 132.282 17.0011 0 17.0011 0L31.1682 132.282L15.112 154.958Z" koffice:nodeTypes="ccccc"/>
              <draw:path draw:style-name="gr6" draw:id="shape162" draw:name="path1612" draw:layer="g2055" svg:width="164.67835690182pt" svg:height="140.69866950857pt" draw:transform="matrix(-0.00257488777 0.01627490006 0.01573414236 0.00568612122 96.24952320130pt 52.98242394643pt)" svg:viewBox="0 0 165 141" svg:d="M0 3.77659C23.5259 42.492 62.1074 101.038 80.9283 140.699C101.944 99.1496 140.84 37.7715 164.678 0C139.271 28.9576 107.277 71.136 80.9283 93.4843C54.2663 71.136 24.7806 30.8463 0 3.77659Z" koffice:nodeTypes="ccccc"/>
              <draw:path draw:style-name="gr6" draw:id="shape163" draw:name="path1613" draw:layer="g2055" svg:width="31.16822761290pt" svg:height="154.95788490390pt" draw:transform="matrix(-0.00407877825 0.01565129638 0.01541288818 0.00722763045 95.89998856598pt 53.64339459546pt)" svg:viewBox="0 0 31 155" svg:d="M0 132.282C0.944151 132.282 17.0011 0 17.0011 0L31.1682 132.282L15.112 154.958Z" koffice:nodeTypes="ccccc"/>
              <draw:path draw:style-name="gr6" draw:id="shape164" draw:name="path1614" draw:layer="g2055" svg:width="164.67835690182pt" svg:height="140.69866950857pt" draw:transform="matrix(-0.00079804363 0.01680895656 0.01592344505 0.00382921587 96.44320722727pt 53.12786710735pt)" svg:viewBox="0 0 165 141" svg:d="M0 3.77659C23.5259 42.492 62.1074 101.038 80.9283 140.699C101.944 99.1496 140.84 37.7715 164.678 0C139.271 28.9576 107.277 71.136 80.9283 93.4843C54.2663 71.136 24.7806 30.8463 0 3.77659Z" koffice:nodeTypes="ccccc"/>
              <draw:path draw:style-name="gr6" draw:id="shape165" draw:name="path1615" draw:layer="g2055" svg:width="31.16822761290pt" svg:height="154.95788490390pt" draw:transform="matrix(0.00344766806 0.01722281128 0.01556621437 -0.00075926518 96.05265051296pt 54.82697911243pt)" svg:viewBox="0 0 31 155" svg:d="M0 132.282C0.944151 132.282 17.0011 0 17.0011 0L31.1682 132.282L15.112 154.958Z" koffice:nodeTypes="ccccc"/>
              <draw:path draw:style-name="gr6" draw:id="shape166" draw:name="path1616" draw:layer="g2055" svg:width="31.16822761290pt" svg:height="154.95788490390pt" draw:transform="matrix(0.00212665813 0.01699913618 0.01604705328 0.00097537085 95.57212610340pt 54.47291455240pt)" svg:viewBox="0 0 31 155" svg:d="M0 132.282C0.944151 132.282 17.0011 0 17.0011 0L31.1682 132.282L15.112 154.958Z" koffice:nodeTypes="ccccc"/>
              <draw:path draw:style-name="gr6" draw:id="shape167" draw:name="path1617" draw:layer="g2055" svg:width="31.16822761290pt" svg:height="154.95788490390pt" draw:transform="matrix(-0.00148240199 0.01636026812 0.01611932855 0.00471826880 95.94682078510pt 54.08898276870pt)" svg:viewBox="0 0 31 155" svg:d="M0 132.282C0.944151 132.282 17.0011 0 17.0011 0L31.1682 132.282L15.112 154.958Z" koffice:nodeTypes="ccccc"/>
              <draw:path draw:style-name="gr6" draw:id="shape168" draw:name="path1618" draw:layer="g2055" svg:width="31.16822761290pt" svg:height="154.95788490390pt" draw:transform="matrix(0.00127149928 0.01692335805 0.01613736583 0.00187667778 96.30253389708pt 54.58022015118pt)" svg:viewBox="0 0 31 155" svg:d="M0 132.282C0.944151 132.282 17.0011 0 17.0011 0L31.1682 132.282L15.112 154.958Z" koffice:nodeTypes="ccccc"/>
              <draw:path draw:style-name="gr6" draw:id="shape169" draw:name="path1619" draw:layer="g2055" svg:width="164.67835690182pt" svg:height="140.69866950857pt" draw:transform="matrix(-0.00134781850 0.01639915166 0.01613118381 0.00458162371 96.92638187733pt 53.42088504561pt)" svg:viewBox="0 0 165 141" svg:d="M0 3.77659C23.5259 42.492 62.1074 101.038 80.9283 140.699C101.944 99.1496 140.84 37.7715 164.678 0C139.271 28.9576 107.277 71.136 80.9283 93.4843C54.2663 71.136 24.7806 30.8463 0 3.77659Z" koffice:nodeTypes="ccccc"/>
              <draw:path draw:style-name="gr6" draw:id="shape170" draw:name="path1620" draw:layer="g2055" svg:width="31.16822761290pt" svg:height="154.95788490390pt" draw:transform="matrix(-0.00289568190 0.01588137345 0.01592629071 0.00614023409 96.62714306303pt 54.10380388517pt)" svg:viewBox="0 0 31 155" svg:d="M0 132.282C0.944151 132.282 17.0011 0 17.0011 0L31.1682 132.282L15.112 154.958Z" koffice:nodeTypes="ccccc"/>
              <draw:path draw:style-name="gr6" draw:id="shape171" draw:name="path1621" draw:layer="g2055" svg:width="164.67835690182pt" svg:height="140.69866950857pt" draw:transform="matrix(0.00046574635 0.01680882686 0.01618067662 0.00271774407 97.13061726424pt 53.55248123690pt)" svg:viewBox="0 0 165 141" svg:d="M0 3.77659C23.5259 42.492 62.1074 101.038 80.9283 140.699C101.944 99.1496 140.84 37.7715 164.678 0C139.271 28.9576 107.277 71.136 80.9283 93.4843C54.2663 71.136 24.7806 30.8463 0 3.77659Z" koffice:nodeTypes="ccccc"/>
              <draw:path draw:style-name="gr6" draw:id="shape172" draw:name="path1622" draw:layer="g2055" svg:width="31.16822761290pt" svg:height="154.95788490390pt" draw:transform="matrix(0.00473445674 0.01692832502 0.01547954384 -0.00183101128 96.86839653008pt 55.27296771048pt)" svg:viewBox="0 0 31 155" svg:d="M0 132.282C0.944151 132.282 17.0011 0 17.0011 0L31.1682 132.282L15.112 154.958Z" koffice:nodeTypes="ccccc"/>
            </draw:g>
            <draw:g draw:style-name="gr1" draw:id="shape173" draw:name="g1752" svg:y="2.13837832281pt">
              <draw:path draw:style-name="gr7" draw:id="shape174" draw:name="path1353" draw:layer="g2055" svg:width="191.64645889900pt" svg:height="191.64650971050pt" draw:transform="matrix(0.04236765783 0.00000000000 0.00000000000 0.04308479261 96.03058440090pt 45.61074614612pt)" svg:viewBox="0 0 192 192" svg:d="M191.646 95.8235C191.646 148.745 148.745 191.647 95.8233 191.647C42.9016 191.647 -7.88597e-07 148.745 2.27165e-14 95.8235C-7.88597e-07 42.9016 42.9016 0 95.8233 0C148.745 0 191.646 42.9016 191.646 95.8235Z" koffice:nodeTypes="ccccc"/>
              <draw:path draw:style-name="gr8" draw:id="shape175" draw:name="path1740" draw:layer="g2055" svg:width="314.08024512611pt" svg:height="300.48022458472pt" draw:transform="matrix(0.02141724728 0.00000000000 0.00000000000 0.01923674609 96.87131887308pt 46.43721667461pt)" svg:viewBox="0 0 314 300" svg:d="M261.734 300.48L157.04 228.937L52.3468 300.48L91.6071 186.012L0 114.468L117.78 114.468L157.04 0L196.3 114.468L314.08 114.468L222.474 186.012Z" koffice:nodeTypes="ccccccccccc"/>
              <draw:path draw:style-name="gr9" draw:id="shape176" draw:name="path1741" draw:layer="g2055" svg:width="170.15783661882pt" svg:height="42.04377601488pt" draw:transform="matrix(0.01977283911 0.00000000000 0.00000000000 0.01943728051 96.87131881012pt 48.64112613668pt)" svg:viewBox="0 0 170 42" svg:d="M0 0L170.158 42.0438" koffice:nodeTypes="cc"/>
              <draw:path draw:style-name="gr9" draw:id="shape177" draw:name="path1742" draw:layer="g2055" svg:width="0.00000000000pt" svg:height="155.90500000000pt" draw:transform="matrix(0.01977283911 0.00000000000 0.00000000000 0.01943728051 100.23425955912pt 46.43721842351pt)" svg:viewBox="0 0 0 156" svg:d="M0 0L0 155.905" koffice:nodeTypes="cc"/>
              <draw:path draw:style-name="gr9" draw:id="shape178" draw:name="path1743" draw:layer="g2055" svg:width="0.00000000000pt" svg:height="70.86640000000pt" draw:transform="matrix(0.01977283911 0.00000000000 0.00000000000 0.01943728051 100.23425955912pt 49.46758375420pt)" svg:viewBox="0 0 0 71" svg:d="M0 0L0 70.8664" koffice:nodeTypes="cc"/>
              <draw:path draw:style-name="gr9" draw:id="shape179" draw:name="path1744" draw:layer="g2055" svg:width="70.73305139380pt" svg:height="28.69870528000pt" draw:transform="matrix(0.01977283911 0.00000000000 0.00000000000 0.01943728051 100.23425955912pt 49.46758375420pt)" svg:viewBox="0 0 71 29" svg:d="M0 0L70.7331 28.6987" koffice:nodeTypes="cc"/>
              <draw:path draw:style-name="gr9" draw:id="shape180" draw:name="path1745" draw:layer="g2055" svg:width="42.04535813953pt" svg:height="42.04377601488pt" draw:transform="matrix(0.01977283911 0.00000000000 0.00000000000 0.01943728051 99.39351844002pt 48.64112613668pt)" svg:viewBox="0 0 42 42" svg:d="M0 0L42.0454 42.0438" koffice:nodeTypes="cc"/>
              <draw:path draw:style-name="gr9" draw:id="shape181" draw:name="path1746" draw:layer="g2055" svg:width="42.04535813953pt" svg:height="42.04377601488pt" draw:transform="matrix(0.01977283911 0.00000000000 0.00000000000 0.01943728051 100.23425955912pt 48.64112613668pt)" svg:viewBox="0 0 42 42" svg:d="M0 42.0438L42.0454 0" koffice:nodeTypes="cc"/>
              <draw:path draw:style-name="gr9" draw:id="shape182" draw:name="path1747" draw:layer="g2055" svg:width="170.15643597176pt" svg:height="42.04377601488pt" draw:transform="matrix(0.01977283911 0.00000000000 0.00000000000 0.01943728051 100.23425955912pt 48.64112613668pt)" svg:viewBox="0 0 170 42" svg:d="M170.156 0L0 42.0438" koffice:nodeTypes="cc"/>
              <draw:path draw:style-name="gr9" draw:id="shape183" draw:name="path1748" draw:layer="g2055" svg:width="113.77291718230pt" svg:height="141.46630241127pt" draw:transform="matrix(0.01977283911 0.00000000000 0.00000000000 0.01943728051 100.23425955912pt 49.46758375420pt)" svg:viewBox="0 0 114 141" svg:d="M0 0L113.773 141.466" koffice:nodeTypes="cc"/>
              <draw:path draw:style-name="gr9" draw:id="shape184" draw:name="path1749" draw:layer="g2055" svg:width="113.77315800212pt" svg:height="141.46630241127pt" draw:transform="matrix(0.01977283911 0.00000000000 0.00000000000 0.01943728051 97.99229958706pt 49.46758375420pt)" svg:viewBox="0 0 114 141" svg:d="M113.773 0L0 141.466" koffice:nodeTypes="cc"/>
              <draw:path draw:style-name="gr9" draw:id="shape185" draw:name="path1750" draw:layer="g2055" svg:width="70.73305139380pt" svg:height="28.69870528000pt" draw:transform="matrix(0.01977283911 0.00000000000 0.00000000000 0.01943728051 98.83302963337pt 49.46758375420pt)" svg:viewBox="0 0 71 29" svg:d="M0 28.6987L70.7331 0" koffice:nodeTypes="cc"/>
            </draw:g>
          </draw:g>
          <draw:g draw:style-name="gr1" draw:id="shape186" draw:name="g2032" svg:y="38.99013756638pt">
            <draw:path draw:style-name="gr10" draw:id="shape187" draw:name="path1963" draw:layer="g2055" svg:width="453.08665981850pt" svg:height="453.08797849093pt" draw:transform="matrix(0.04839945469 0.00000000000 0.00000000000 0.04839945469 89.02439660051pt 39.02436114900pt)" svg:viewBox="0 0 453 453" svg:d="M396.451 226.544C396.451 320.334 320.332 396.451 226.544 396.451C132.754 396.451 56.6358 320.334 56.6358 226.544C56.6358 132.754 132.754 56.6361 226.544 56.6361C320.332 56.6361 396.451 132.754 396.451 226.544ZM453.087 226.544C453.087 351.596 351.596 453.088 226.544 453.088C101.492 453.088 0 351.596 0 226.544C0 101.492 101.492 0 226.544 0C351.596 0 453.087 101.492 453.087 226.544Z" koffice:nodeTypes="cccccccccc"/>
            <draw:path draw:style-name="gr11" draw:id="shape188" draw:name="path1968" draw:layer="g2055" svg:width="33.83238378667pt" svg:height="41.23553731122pt" draw:transform="matrix(-0.01535405494 0.04150175247 -0.04150175247 -0.01535405494 110.28905393534pt 52.01665214646pt)" svg:viewBox="0 0 34 41" svg:d="M14.2249 41.2355L14.2249 23.768L0 2.28026e-14L5.94155 2.28026e-14L13.2196 12.4332C14.5594 14.7582 15.8101 17.0833 16.9701 19.4083C18.0741 17.2517 19.4188 14.8232 20.9951 12.1235L28.1444 0L33.8324 0L19.1093 23.768L19.1093 41.2355Z" koffice:nodeTypes="cccccccccccc"/>
            <draw:path draw:style-name="gr11" draw:id="shape189" draw:name="path1971" draw:layer="g2055" svg:width="28.33505597793pt" svg:height="41.63917830095pt" draw:transform="matrix(0.00481591721 0.04398807948 -0.04398807948 0.00481591721 110.28408718607pt 48.14734098150pt)" svg:viewBox="0 0 28 42" svg:d="M23.5659 0L28.3351 0L28.3351 23.6537C28.3351 27.7687 27.9239 31.0362 27.1062 33.4562C26.2838 35.8769 24.8035 37.85 22.6557 39.377C20.5254 40.8848 17.7236 41.6392 14.2514 41.6392C10.8747 41.6392 8.11573 40.978 5.97193 39.6565C3.82498 38.3343 2.29404 36.4257 1.37595 33.9309C0.457068 31.4178 0 27.9918 0 23.6537L0 2.26395e-14L4.76442 2.26395e-14L4.76442 23.6267C4.76442 27.1825 5.05384 29.8071 5.62874 31.5014C6.21549 33.1774 7.21345 34.471 8.62261 35.3838C10.0492 36.2959 11.7849 36.7515 13.8362 36.7515C17.3377 36.7515 19.8374 35.849 21.3312 34.0424C22.8194 32.2366 23.5659 28.7644 23.5659 23.6267Z" koffice:nodeTypes="cccccccccccccccccc"/>
            <draw:path draw:style-name="gr11" draw:id="shape190" draw:name="path1972" draw:layer="g2055" svg:width="33.42326671059pt" svg:height="42.04535813953pt" draw:transform="matrix(0.00879204028 0.04336869921 -0.04336869921 0.00879204028 109.89300443023pt 46.05774843551pt)" svg:viewBox="0 0 33 42" svg:d="M18.1187 25.4044L18.1187 20.6343L33.4233 20.6066L33.4233 35.6939C31.0754 37.8021 28.6523 39.3921 26.1537 40.464C23.6544 41.5177 21.0932 42.0454 18.4638 42.0454C14.9127 42.0454 11.682 41.195 8.77502 39.4934C5.88068 37.7736 3.69783 35.2967 2.21695 32.0605C0.740042 28.825 0 25.2106 0 21.2165C0 17.2596 0.732111 13.5708 2.19554 10.151C3.67245 6.71144 5.79264 4.16024 8.55213 2.49583C11.3124 0.831414 14.4923 0 18.0934 0C20.7061 0 23.0619 0.480179 25.1654 1.44212C27.2856 2.38508 28.9473 3.70695 30.1458 5.40775C31.3451 7.10934 32.2581 9.32829 32.8799 12.0646L28.5682 13.3952C28.0256 11.325 27.3522 9.69772 26.5487 8.51428C25.7413 7.33084 24.5927 6.38789 23.0952 5.68542C21.6016 4.96475 19.9399 4.60403 18.1187 4.60403C15.9311 4.60403 14.0426 4.98295 12.4483 5.74079C10.8532 6.48044 9.56186 7.46058 8.57751 8.68041C7.60983 9.90103 6.85313 11.2419 6.30979 12.7022C5.3889 15.217 4.93044 17.9438 4.93044 20.8842C4.93044 24.5081 5.48171 27.5403 6.57948 29.9808C7.69866 32.4212 9.31835 34.2335 11.4385 35.417C13.5587 36.5996 15.809 37.1914 18.1901 37.1914C20.2596 37.1914 22.283 36.7476 24.2564 35.86C26.2251 34.9542 27.7226 33.9931 28.7411 32.9765L28.7411 25.4044Z" koffice:nodeTypes="cccccccccccccccccccccccccccccc"/>
            <draw:path draw:style-name="gr11" draw:id="shape191" draw:name="path1981" draw:layer="g2055" svg:width="22.54467606261pt" svg:height="41.23553731122pt" draw:transform="matrix(0.04358703330 0.00763647149 -0.00763647149 0.04358703330 101.62519437005pt 39.53392716385pt)" svg:viewBox="0 0 23 41" svg:d="M0 41.2355L0 0L4.77205 0L4.77205 36.3696L22.5447 36.3696L22.5447 41.2355Z" koffice:nodeTypes="ccccccc"/>
            <draw:path draw:style-name="gr11" draw:id="shape192" draw:name="path1982" draw:layer="g2055" svg:width="27.39664613926pt" svg:height="41.23553731122pt" draw:transform="matrix(0.04425093000 0.00000000000 0.00000000000 0.04425093000 99.53906487111pt 39.38628729293pt)" svg:viewBox="0 0 27 41" svg:d="M0 41.2355L0 0L26.5457 0L26.5457 4.86672L4.86011 4.86672L4.86011 17.4956L25.1701 17.4956L25.1701 22.3335L4.86011 22.3335L4.86011 36.3696L27.3966 36.3696L27.3966 41.2355Z" koffice:nodeTypes="ccccccccccccc"/>
            <draw:path draw:style-name="gr11" draw:id="shape193" draw:name="path1987" draw:layer="g2055" svg:width="32.43506882000pt" svg:height="42.04535813953pt" draw:transform="matrix(0.03363676918 -0.02875257278 0.02875257278 0.03363676918 92.78981511978pt 42.21460156279pt)" svg:viewBox="0 0 32 42" svg:d="M27.5824 27.0965L32.4351 28.4556C31.4186 32.8745 29.5815 36.2492 26.9292 38.5781C24.2931 40.8896 21.0641 42.0454 17.2448 42.0454C13.2894 42.0454 10.0686 41.1578 7.58222 39.3826C5.11361 37.5893 3.22973 35.0009 1.92656 31.6167C0.641114 28.2333 0 24.5999 0 20.7173C0 16.4835 0.726489 12.7948 2.17463 9.65105C3.64372 6.48915 5.72009 4.09537 8.40697 2.46814C11.1108 0.822713 14.0844 0 17.3173 0C20.9917 0 24.0756 1.03551 26.5789 3.10574C29.0821 5.17676 30.825 8.08869 31.8117 11.8423L27.0315 13.0906C26.1818 10.132 24.9431 7.97794 23.3282 6.62837C21.7093 5.27881 19.6716 4.60403 17.2199 4.60403C14.4001 4.60403 12.0378 5.35238 10.137 6.84987C8.24911 8.34816 6.925 10.363 6.15583 12.8968C5.38665 15.4108 5.00649 18.0087 5.00649 20.6896C5.00649 24.1474 5.45511 27.1701 6.35637 29.7593C7.27536 32.3286 8.6929 34.2517 10.6114 35.5277C12.5291 36.8029 14.6095 37.4413 16.8437 37.4413C19.5645 37.4413 21.8672 36.5719 23.751 34.834C25.6389 33.096 26.9123 30.5171 27.5824 27.0965Z" koffice:nodeTypes="ccccccccccccccccccccccc"/>
            <draw:path draw:style-name="gr11" draw:id="shape194" draw:name="path1988" draw:layer="g2055" svg:width="4.65419520000pt" svg:height="41.23553731122pt" draw:transform="matrix(0.02957541882 -0.03291561177 0.03291561177 0.02957541882 92.38459923578pt 42.73332552847pt)" svg:viewBox="0 0 5 41" svg:d="M0 41.2355L0 0L4.6542 0L4.6542 41.2355Z" koffice:nodeTypes="ccccc"/>
            <draw:path draw:style-name="gr11" draw:id="shape195" draw:name="path1989" draw:layer="g2055" svg:width="22.54467606261pt" svg:height="41.23553731122pt" draw:transform="matrix(0.02696872929 -0.03508319933 0.03508319933 0.02696872929 91.42035563930pt 43.87346315846pt)" svg:viewBox="0 0 23 41" svg:d="M0 41.2355L0 0L4.77601 0L4.77601 36.3696L22.5447 36.3696L22.5447 41.2355Z" koffice:nodeTypes="ccccccc"/>
            <draw:path draw:style-name="gr11" draw:id="shape196" draw:name="path1993" draw:layer="g2055" svg:width="28.32538957600pt" svg:height="41.63917830095pt" draw:transform="matrix(0.01630301613 -0.04113823108 0.04113823108 0.01630301613 89.76802494355pt 47.03623601813pt)" svg:viewBox="0 0 28 42" svg:d="M23.5618 0L28.3254 0L28.3254 23.6537C28.3254 27.7687 27.919 31.0362 27.1015 33.4562C26.2792 35.8769 24.7991 37.85 22.6525 39.377C20.5218 40.8848 17.7205 41.6392 14.2488 41.6392C10.8732 41.6392 8.11403 40.978 5.96704 39.6565C3.82433 38.3343 2.28954 36.4257 1.3754 33.9309C0.457069 31.4178 0 27.9918 0 23.6537L0 2.26395e-14L4.76361 2.26395e-14L4.76361 23.6267C4.76361 27.1825 5.0529 29.8071 5.62319 31.5014C6.21451 33.1774 7.21246 34.471 8.62146 35.3838C10.0472 36.2959 11.7831 36.7515 13.8295 36.7515C17.3351 36.7515 19.8339 35.849 21.3274 34.0424C22.8154 32.2366 23.5618 28.7644 23.5618 23.6267Z" koffice:nodeTypes="cccccccccccccccccc"/>
            <draw:path draw:style-name="gr11" draw:id="shape197" draw:name="path1996" draw:layer="g2055" svg:width="27.39587252409pt" svg:height="41.23553731122pt" draw:transform="matrix(-0.00036718138 -0.04424942547 0.04424942547 -0.00036718138 89.39954872330pt 50.47332700516pt)" svg:viewBox="0 0 27 41" svg:d="M0 41.2355L0 0L26.5454 0L26.5454 4.86672L4.85519 4.86672L4.85519 17.4956L25.1649 17.4956L25.1649 22.3335L4.85519 22.3335L4.85519 36.3696L27.3959 36.3696L27.3959 41.2355Z" koffice:nodeTypes="ccccccccccccc"/>
            <draw:path draw:style-name="gr11" draw:id="shape198" draw:name="path2001" draw:layer="g2055" svg:width="30.25815298133pt" svg:height="41.23553731122pt" draw:transform="matrix(0.04337635462 -0.00875424998 0.00875424998 0.04337635462 97.65420004699pt 39.67969395189pt)" svg:viewBox="0 0 30 41" svg:d="M0 41.2355L0 0L12.6083 0C15.4549 0 17.6241 0.197364 19.1242 0.591291C21.2203 1.13525 23.0096 2.11886 24.4927 3.54454C26.4234 5.38179 27.8631 7.73572 28.8096 10.6047C29.7769 13.4553 30.2582 16.7174 30.2582 20.3927C30.2582 23.5241 29.9344 26.3 29.2868 28.7189C28.6344 31.1379 27.8037 33.1444 26.7897 34.7386C25.7758 36.3135 24.659 37.5602 23.4442 38.4797C22.2431 39.379 20.7897 40.0634 19.0727 40.5327C17.3767 41.0013 15.4211 41.2355 13.2053 41.2355ZM4.84069 36.3696L12.6557 36.3696C15.0716 36.3696 16.9589 36.1169 18.3223 35.6098C19.7074 35.1036 20.8025 34.3912 21.6204 33.4725C22.7669 32.1784 23.6579 30.4439 24.2927 28.2689C24.9402 26.0746 25.264 23.4214 25.264 20.3085C25.264 15.9962 24.6333 12.6859 23.3679 10.3793C22.1194 8.05424 20.5985 6.49778 18.7996 5.70993C17.5004 5.14752 15.4123 4.86672 12.532 4.86672L4.84069 4.86672Z" koffice:nodeTypes="cccccccccccccccccccccccc"/>
            <draw:path draw:style-name="gr11" draw:id="shape199" draw:name="path2004" draw:layer="g2055" svg:width="27.64274688000pt" svg:height="41.23553731122pt" draw:transform="matrix(0.03923411356 0.02046534711 -0.02046534711 0.03923411356 104.73599271098pt 40.57598932012pt)" svg:viewBox="0 0 28 41" svg:d="M0 41.2355L0 0L13.6632 0C16.0661 0 17.9039 0.131576 19.1693 0.393927C20.9483 0.731693 22.4403 1.37834 23.6421 2.33468C24.8432 3.27256 25.809 4.59474 26.5299 6.30042C27.2715 8.0069 27.6427 9.88267 27.6427 11.9261C27.6427 15.4329 26.6642 18.4054 24.7041 20.8428C22.7439 23.2617 19.2027 24.4716 14.0805 24.4716L4.79313 24.4716L4.79313 41.2355ZM4.79313 19.6049L14.156 19.6049C17.2505 19.6049 19.4515 18.9494 20.7495 17.6368C22.0524 16.3235 22.7018 14.4766 22.7018 12.0954C22.7018 10.3705 22.3139 8.89825 21.542 7.67876C20.7837 6.44162 19.7806 5.62569 18.5279 5.23176C17.7226 4.98867 16.2307 4.86672 14.0551 4.86672L4.79313 4.86672Z" koffice:nodeTypes="ccccccccccccccccccccc"/>
            <draw:path draw:style-name="gr11" draw:id="shape200" draw:name="path2007" draw:layer="g2055" svg:width="34.21794816000pt" svg:height="41.23553731122pt" draw:transform="matrix(0.03293424141 0.02955466514 -0.02955466514 0.03293424141 106.03914955483pt 41.31452744218pt)" svg:viewBox="0 0 34 41" svg:d="M0 41.2355L14.0424 0L19.2518 0L34.2179 41.2355L28.706 41.2355L24.4412 28.747L9.15159 28.747L5.13719 41.2355ZM10.5472 24.3023L22.9468 24.3023L19.129 12.8824C17.9669 9.41413 17.1026 6.56357 16.5367 4.33239C16.0681 6.97595 15.4132 9.60106 14.5657 12.2077Z" koffice:nodeTypes="ccccccccccccccc"/>
            <draw:path draw:style-name="gr11" draw:id="shape201" draw:name="path2012" draw:layer="g2055" svg:width="32.23884402000pt" svg:height="41.23553731122pt" draw:transform="matrix(0.02693939092 0.03510576730 -0.03510576730 0.02693939092 107.56752830748pt 42.78420903757pt)" svg:viewBox="0 0 32 41" svg:d="M0 41.2355L0 0L16.2178 0C19.4795 0 21.9583 0.375474 23.6534 1.12562C25.3525 1.85731 26.7071 3.15944 27.7245 5.0352C28.7387 6.91016 29.2453 8.98249 29.2453 11.2514C29.2453 14.1765 28.4062 16.6428 26.724 18.6493C25.0457 20.6559 22.4481 21.9307 18.9391 22.4747C20.2206 23.1679 21.1914 23.853 21.8603 24.5278C23.2744 25.9903 24.6113 27.8188 25.876 30.013L32.2388 41.2355L26.149 41.2355L21.3111 32.6566C19.897 30.1815 18.7303 28.2873 17.8149 26.9748C16.9035 25.6622 16.0773 24.7436 15.3441 24.2189C14.6287 23.6934 13.8964 23.3275 13.1512 23.1213C12.602 22.9898 11.7034 22.924 10.4556 22.924L4.84277 22.924L4.84277 41.2355ZM4.84277 18.1993L15.247 18.1993C17.4568 18.1993 19.1904 17.9457 20.4382 17.4395C21.6861 16.9148 22.6312 16.0892 23.2832 14.9644C23.9304 13.8203 24.254 12.5824 24.254 11.2514C24.254 9.301 23.6237 7.69802 22.359 6.44162C21.1111 5.18523 19.1302 4.55703 16.4177 4.55703L4.84277 4.55703Z" koffice:nodeTypes="ccccccccccccccccccccccccccccc"/>
            <draw:path draw:style-name="gr11" draw:id="shape202" draw:name="path2015" draw:layer="g2055" svg:width="34.21794816000pt" svg:height="41.23553731122pt" draw:transform="matrix(0.02157799249 0.03863336294 -0.03863336294 0.02157799249 108.68567499986pt 44.24737919361pt)" svg:viewBox="0 0 34 41" svg:d="M0 41.2355L14.0424 0L19.2526 0L34.2179 41.2355L28.706 41.2355L24.4412 28.747L9.15159 28.747L5.13799 41.2355ZM10.548 24.3023L22.9468 24.3023L19.129 12.8824C17.9669 9.41413 17.0985 6.56357 16.5367 4.33239C16.0689 6.97595 15.4132 9.60106 14.5657 12.2077Z" koffice:nodeTypes="ccccccccccccccc"/>
            <draw:path draw:style-name="gr11" draw:id="shape203" draw:name="path2018" draw:layer="g2055" svg:width="34.21794816000pt" svg:height="41.23553731122pt" draw:transform="matrix(-0.00460231797 0.04401095721 -0.04401095721 -0.00460231797 110.50729334446pt 50.03383550525pt)" svg:viewBox="0 0 34 41" svg:d="M0 41.2355L14.0424 0L19.2518 0L34.2179 41.2355L28.706 41.2355L24.4412 28.747L9.15159 28.747L5.13719 41.2355ZM10.5472 24.3023L22.9428 24.3023L19.129 12.8824C17.9621 9.41413 17.0985 6.56357 16.5367 4.33239C16.0681 6.97595 15.4124 9.60106 14.5657 12.2077Z" koffice:nodeTypes="ccccccccccccccc"/>
            <draw:path draw:style-name="gr11" draw:id="shape204" draw:name="path2021" draw:layer="g2055" svg:width="32.23848268000pt" svg:height="41.23553731122pt" draw:transform="matrix(-0.00952399491 -0.04321386520 0.04321386520 -0.00952399491 89.72947658345pt 52.52225500723pt)" svg:viewBox="0 0 32 41" svg:d="M0 41.2355L0 0L16.2172 0C19.4794 0 21.958 0.375474 23.653 1.12562C25.3522 1.85731 26.7064 3.15944 27.7243 5.0352C28.7379 6.91016 29.2446 8.98249 29.2446 11.2514C29.2446 14.1765 28.4057 16.6428 26.7235 18.6493C25.0455 20.6559 22.4478 21.9307 18.9385 22.4747C20.2204 23.1679 21.1914 23.853 21.86 24.5278C23.274 25.9903 24.6111 27.8188 25.876 30.013L32.2385 41.2355L26.1486 41.2355L21.3107 32.6566C19.8967 30.1815 18.7299 28.2873 17.8142 26.9748C16.9028 25.6622 16.0767 24.7436 15.3442 24.2189C14.6287 23.6934 13.8962 23.3275 13.1509 23.1213C12.6016 22.9898 11.703 22.924 10.4551 22.924L4.84219 22.924L4.84219 41.2355ZM4.84219 18.1993L15.2463 18.1993C17.4565 18.1993 19.1898 17.9457 20.4375 17.4395C21.6854 16.9148 22.6309 16.0892 23.2825 14.9644C23.9298 13.8203 24.2534 12.5824 24.2534 11.2514C24.2534 9.301 23.6232 7.69802 22.3583 6.44162C21.1104 5.18523 19.1302 4.55703 16.4174 4.55703L4.84219 4.55703Z" koffice:nodeTypes="ccccccccccccccccccccccccccccc"/>
            <draw:path draw:style-name="gr11" draw:id="shape205" draw:name="path2024" draw:layer="g2055" svg:width="27.64292572829pt" svg:height="41.23553731122pt" draw:transform="matrix(0.00379395216 -0.04408799808 0.04408799808 0.00379395216 89.47191597520pt 48.68986984560pt)" svg:viewBox="0 0 28 41" svg:d="M0 41.2355L0 0L13.6592 0C16.0664 0 17.9003 0.131576 19.1692 0.393927C20.9482 0.731693 22.4364 1.37834 23.6422 2.33468C24.8436 3.27256 25.8049 4.59474 26.53 6.30042C27.2719 8.0069 27.6429 9.88267 27.6429 11.9261C27.6429 15.4329 26.6606 18.4054 24.7045 20.8428C22.7442 23.2617 19.203 24.4716 14.0807 24.4716L4.7933 24.4716L4.7933 41.2355ZM4.7933 19.6049L14.1567 19.6049C17.251 19.6049 19.4474 18.9494 20.7501 17.6368C22.0528 16.3235 22.702 14.4766 22.702 12.0954C22.702 10.3705 22.3141 8.89825 21.5427 7.67876C20.7839 6.44162 19.7804 5.62569 18.5284 5.23176C17.7189 4.98867 16.2308 4.86672 14.0554 4.86672L4.7933 4.86672Z" koffice:nodeTypes="ccccccccccccccccccccc"/>
            <draw:path draw:style-name="gr11" draw:id="shape206" draw:name="path2028" draw:layer="g2055" svg:width="27.05609200000pt" svg:height="41.23553731122pt" draw:transform="matrix(0.02454771666 -0.03681788003 0.03681788003 0.02454771666 90.53121348527pt 45.14737528053pt)" svg:viewBox="0 0 27 41" svg:d="M0 41.2355L0 0L13.4427 0C16.1786 0 18.3679 0.422007 20.0155 1.26602C21.6755 2.09158 22.9731 3.37606 23.9026 5.11944C24.8455 6.84438 25.3166 8.65435 25.3166 10.5486C25.3166 12.3112 24.9037 13.9704 24.0741 15.5268C23.2397 17.0833 21.9885 18.3397 20.308 19.296C22.4761 20.0269 24.1362 21.2744 25.2961 23.0371C26.4679 24.7997 27.0561 26.8809 27.0561 29.2813C27.0561 31.2125 26.6975 33.0128 25.9803 34.6824C25.2796 36.3319 24.4075 37.6068 23.3647 38.5069C22.322 39.4071 21.0087 40.0915 19.428 40.5608C17.8639 41.0109 15.9411 41.2355 13.6637 41.2355ZM4.74199 17.3272L12.4872 17.3272C14.5893 17.3272 16.0992 17.1675 17.0083 16.849C18.2138 16.4366 19.119 15.7523 19.7237 14.7959C20.341 13.8396 20.6493 12.6393 20.6493 11.1952C20.6493 9.8265 20.3662 8.62627 19.7945 7.59532C19.2275 6.54432 18.4096 5.83188 17.3503 5.45721C16.2911 5.06328 14.4768 4.86672 11.9037 4.86672L4.74199 4.86672ZM4.74199 36.3696L13.6637 36.3696C15.194 36.3696 16.2706 36.3038 16.8879 36.1731C17.9802 35.9476 18.8893 35.5729 19.6238 35.0474C20.3575 34.5219 20.9623 33.763 21.4341 32.7689C21.9052 31.7564 22.1427 30.5939 22.1427 29.2813C22.1427 27.7433 21.8006 26.4123 21.1164 25.2867C20.433 24.1435 19.4776 23.346 18.2555 22.8967C17.0499 22.4273 15.3065 22.1931 13.0251 22.1931L4.74199 22.1931Z" koffice:nodeTypes="cccccccccccccccccccccccccccccccccccc"/>
            <draw:path draw:style-name="gr11" draw:id="shape207" draw:name="path2031" draw:layer="g2055" svg:width="34.21794816000pt" svg:height="41.23553731122pt" draw:transform="matrix(0.03747522760 -0.02353189231 0.02353189231 0.03747522760 94.07613469700pt 41.12781955784pt)" svg:viewBox="0 0 34 41" svg:d="M0 41.2355L14.0424 0L19.2566 0L34.2179 41.2355L28.71 41.2355L24.4452 28.747L9.1556 28.747L5.13719 41.2355ZM10.5521 24.3023L22.9468 24.3023L19.133 12.8824C17.9669 9.41413 17.1026 6.56357 16.5367 4.33239C16.0729 6.97595 15.4172 9.60106 14.5657 12.2077Z" koffice:nodeTypes="ccccccccccccccc"/>
          </draw:g>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28:14</dc:date>
    <meta:creation-date>2011-05-22T06:10:39</meta:creation-date>
    <dc:creator>Yue Liu</dc:creator>
  </office:meta>
</office:document-meta>
</file>